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czar1" svg:font-family="Eczar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Lucida Grande" svg:font-family="'Lucida Grande'" style:font-family-generic="roman" style:font-pitch="variable"/>
    <style:font-face style:name="fonetika I" svg:font-family="'fonetika I'" style:font-family-generic="roman" style:font-pitch="variable"/>
    <style:font-face style:name="fonetika II" svg:font-family="'fonetika II'" style:font-family-generic="roman" style:font-pitch="variable"/>
    <style:font-face style:name="fonetika II Regular" svg:font-family="'fonetika II Regular'" style:font-family-generic="roman" style:font-pitch="variable"/>
    <style:font-face style:name="fonetika III" svg:font-family="'fonetika II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ambria1" svg:font-family="Cambria" style:font-family-generic="system" style:font-pitch="variable"/>
    <style:font-face style:name="Courier1" svg:font-family="Courier" style:font-family-generic="system" style:font-pitch="variable"/>
    <style:font-face style:name="Courier New1" svg:font-family="'Courier New'" style:font-family-generic="system" style:font-pitch="variable"/>
    <style:font-face style:name="Eczar" svg:font-family="Eczar" style:font-family-generic="system" style:font-pitch="variable"/>
    <style:font-face style:name="Lucida Grande1" svg:font-family="'Lucida Grande'" style:font-family-generic="system" style:font-pitch="variable"/>
    <style:font-face style:name="fonetika I1" svg:font-family="'fonetika I'" style:font-family-generic="system" style:font-pitch="variable"/>
    <style:font-face style:name="fonetika II1" svg:font-family="'fonetika II'" style:font-family-generic="system" style:font-pitch="variable"/>
    <style:font-face style:name="fonetika II Regular1" svg:font-family="'fonetika II Regular'" style:font-family-generic="system" style:font-pitch="variable"/>
    <style:font-face style:name="fonetika III1" svg:font-family="'fonetika III'" style:font-family-generic="system" style:font-pitch="variable"/>
  </office:font-face-decls>
  <office:automatic-styles>
    <style:style style:name="P1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984806" style:font-name="Courier New" fo:font-size="19pt" style:font-name-asian="Courier New1" style:font-size-asian="19pt" style:font-name-complex="Courier New1" style:font-size-complex="20pt"/>
    </style:style>
    <style:style style:name="P2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#eeece1"/>
      <style:text-properties fo:color="#984806" style:font-name="Courier New" fo:font-size="19pt" style:font-name-asian="Courier New1" style:font-size-asian="19pt" style:font-name-complex="Courier New1" style:font-size-complex="21pt"/>
    </style:style>
    <style:style style:name="P3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984806" style:font-name="Courier New" style:font-name-asian="Courier New1" style:language-asian="en" style:country-asian="US" style:font-name-complex="Courier New1"/>
    </style:style>
    <style:style style:name="P4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984806" style:font-name="Courier New" style:font-name-asian="Courier New1" style:font-name-complex="Courier New1"/>
    </style:style>
    <style:style style:name="P5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984806" style:font-name="fonetika III" fo:font-size="8pt" style:font-name-asian="fonetika III1" style:font-size-asian="8pt" style:font-name-complex="fonetika III1" style:font-size-complex="8pt"/>
    </style:style>
    <style:style style:name="P6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7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officeooo:paragraph-rsid="00184a2d"/>
    </style:style>
    <style:style style:name="P8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#eeece1"/>
    </style:style>
    <style:style style:name="P9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#eeece1"/>
      <style:text-properties fo:color="#c4bc96" style:font-name="Courier New" fo:font-size="19pt" style:font-name-asian="Courier New1" style:font-size-asian="19pt" style:font-name-complex="Courier New1" style:font-size-complex="19pt"/>
    </style:style>
    <style:style style:name="P10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#eeece1"/>
      <style:text-properties fo:color="#c4bc96" style:font-name="Courier New" fo:font-size="19pt" style:font-name-asian="Courier New1" style:font-size-asian="19pt" style:font-name-complex="Courier New1" style:font-size-complex="20pt"/>
    </style:style>
    <style:style style:name="P11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#eeece1"/>
      <style:text-properties fo:color="#c4bc96" style:font-name="Courier New" fo:font-size="13pt" style:font-name-asian="Courier New1" style:font-size-asian="13pt" style:font-name-complex="Courier New1" style:font-size-complex="13pt"/>
    </style:style>
    <style:style style:name="P12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indent="0cm" style:auto-text-indent="false" fo:background-color="#eeece1"/>
      <style:text-properties fo:color="#c4bc96" style:font-name="Courier New" style:font-name-asian="Courier New1" style:font-name-complex="Courier New1"/>
    </style:style>
    <style:style style:name="P13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4bc96" style:font-name="Courier New" style:font-name-asian="Courier New1" style:font-name-complex="Courier New1"/>
    </style:style>
    <style:style style:name="P14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4bc96" style:font-name="Courier New" style:font-name-asian="Courier New1" style:language-asian="en" style:country-asian="US" style:font-name-complex="Courier New1"/>
    </style:style>
    <style:style style:name="P15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4a442a" style:font-name="Courier New" style:font-name-asian="Courier New1" style:font-name-complex="Courier New1"/>
    </style:style>
    <style:style style:name="P16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4a442a" style:font-name="Courier New" style:font-name-asian="Courier New1" style:language-asian="en" style:country-asian="US" style:font-name-complex="Courier New1"/>
    </style:style>
    <style:style style:name="P17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18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indent="0cm" style:auto-text-indent="false" fo:background-color="#eeece1">
        <style:tab-stops>
          <style:tab-stop style:position="1.616cm"/>
          <style:tab-stop style:position="5.72cm"/>
        </style:tab-stops>
      </style:paragraph-properties>
    </style:style>
    <style:style style:name="P19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948a54" style:font-name="Courier New" style:font-name-asian="Courier New1" style:font-name-complex="Courier New1"/>
    </style:style>
    <style:style style:name="P20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948a54" style:font-name="Courier New" style:font-name-asian="Courier New1" style:language-asian="en" style:country-asian="US" style:font-name-complex="Courier New1"/>
    </style:style>
    <style:style style:name="P21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indent="0cm" style:auto-text-indent="false" fo:background-color="#eeece1">
        <style:tab-stops>
          <style:tab-stop style:position="1.616cm"/>
        </style:tab-stops>
      </style:paragraph-properties>
    </style:style>
    <style:style style:name="P22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</style:tab-stops>
      </style:paragraph-properties>
    </style:style>
    <style:style style:name="P23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1849b" style:font-name="fonetika II Regular" style:font-name-asian="Courier New1" style:font-name-complex="fonetika II Regular1" style:font-size-complex="16pt"/>
    </style:style>
    <style:style style:name="P24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1849b" style:font-name="fonetika II Regular" style:font-name-asian="Courier New1" style:font-name-complex="fonetika II Regular1" style:font-size-complex="8pt"/>
    </style:style>
    <style:style style:name="P25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1849b" style:font-name="fonetika III" style:font-name-asian="fonetika III1" style:font-name-complex="fonetika III1" style:font-size-complex="8pt"/>
    </style:style>
    <style:style style:name="P26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1849b" style:font-name="fonetika II" style:font-name-asian="fonetika II1" style:font-name-complex="fonetika II1" style:font-size-complex="8pt"/>
    </style:style>
    <style:style style:name="P27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1849b" style:font-name="fonetika II" style:font-name-asian="fonetika II1" style:font-name-complex="fonetika II1" style:font-size-complex="8pt"/>
    </style:style>
    <style:style style:name="P28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true" fo:text-indent="0cm" style:auto-text-indent="false" fo:background-color="#eeece1"/>
      <style:text-properties fo:color="#4a442a" style:font-name="Courier New" style:font-name-asian="Courier New1" style:font-name-complex="Courier New1"/>
    </style:style>
    <style:style style:name="P29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true" fo:text-indent="0cm" style:auto-text-indent="false" fo:background-color="#eeece1"/>
      <style:text-properties fo:color="#4a442a" style:font-name="Courier New" style:font-name-asian="Courier New1" style:language-asian="en" style:country-asian="US" style:font-name-complex="Courier New1"/>
    </style:style>
    <style:style style:name="P30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true" fo:text-indent="0cm" style:auto-text-indent="false" fo:background-color="#eeece1"/>
    </style:style>
    <style:style style:name="P31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true" fo:text-indent="0cm" style:auto-text-indent="false" fo:background-color="#eeece1"/>
      <style:text-properties fo:color="#948a54" style:font-name="Courier New" style:font-name-asian="Courier New1" style:font-name-complex="Courier New1"/>
    </style:style>
    <style:style style:name="P32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true" fo:text-indent="0cm" style:auto-text-indent="false" fo:background-color="#eeece1"/>
      <style:text-properties fo:color="#948a54" style:font-name="Courier New" style:text-underline-style="solid" style:text-underline-width="auto" style:text-underline-color="font-color" style:font-name-asian="Courier New1" style:font-name-complex="Courier New1"/>
    </style:style>
    <style:style style:name="P33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true" fo:text-indent="0cm" style:auto-text-indent="false" fo:background-color="#eeece1"/>
      <style:text-properties fo:color="#c4bc96" style:font-name="Courier New" style:font-name-asian="Courier New1" style:font-name-complex="Courier New1"/>
    </style:style>
    <style:style style:name="P34" style:family="paragraph" style:parent-style-name="Standard">
      <loext:graphic-properties draw:fill="solid" draw:fill-color="#eeece1"/>
      <style:paragraph-properties fo:margin-left="0cm" fo:margin-right="0cm" fo:margin-top="0cm" fo:margin-bottom="0.071cm" loext:contextual-spacing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4bc96" style:font-name="Courier New" style:font-name-asian="Courier New1" style:font-name-complex="Courier New1"/>
    </style:style>
    <style:style style:name="P35" style:family="paragraph" style:parent-style-name="Standard">
      <loext:graphic-properties draw:fill="solid" draw:fill-color="#eeece1"/>
      <style:paragraph-properties fo:margin-left="0cm" fo:margin-right="0cm" fo:margin-top="0cm" fo:margin-bottom="0.071cm" loext:contextual-spacing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</style:style>
    <style:style style:name="P36" style:family="paragraph" style:parent-style-name="Standard">
      <loext:graphic-properties draw:fill="solid" draw:fill-color="#eeece1"/>
      <style:paragraph-properties fo:margin-left="0cm" fo:margin-right="0cm" fo:margin-top="0cm" fo:margin-bottom="0.071cm" loext:contextual-spacing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984806" style:font-name="Courier New" style:font-name-asian="Courier New1" style:language-asian="en" style:country-asian="US" style:font-name-complex="Courier New1"/>
    </style:style>
    <style:style style:name="P37" style:family="paragraph" style:parent-style-name="Standard">
      <loext:graphic-properties draw:fill="solid" draw:fill-color="#eeece1"/>
      <style:paragraph-properties fo:margin-left="0cm" fo:margin-right="0cm" fo:margin-top="0cm" fo:margin-bottom="0.071cm" loext:contextual-spacing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984806" style:font-name="fonetika III" fo:font-size="8pt" style:font-name-asian="fonetika III1" style:font-size-asian="8pt" style:font-name-complex="fonetika III1" style:font-size-complex="8pt"/>
    </style:style>
    <style:style style:name="P38" style:family="paragraph" style:parent-style-name="Standard" style:master-page-name="Standard">
      <loext:graphic-properties draw:fill="solid" draw:fill-color="#eeece1"/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984806" style:font-name="Courier New" fo:font-size="19pt" style:font-name-asian="Courier New1" style:font-size-asian="19pt" style:font-name-complex="Courier New1" style:font-size-complex="20pt"/>
    </style:style>
    <style:style style:name="P39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984806" style:font-name="fonetika I" fo:font-size="20pt" style:font-name-asian="fonetika I1" style:font-size-asian="20pt" style:font-name-complex="fonetika I1" style:font-size-complex="20pt"/>
    </style:style>
    <style:style style:name="P40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#eeece1"/>
      <style:text-properties fo:color="#984806" style:font-name="fonetika I" fo:font-size="20pt" style:font-name-asian="fonetika I1" style:font-size-asian="20pt" style:font-name-complex="fonetika I1" style:font-size-complex="20pt"/>
    </style:style>
    <style:style style:name="P41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984806" style:font-name="fonetika II" fo:font-size="9pt" style:font-name-asian="fonetika II1" style:font-size-asian="9pt" style:font-name-complex="fonetika II1" style:font-size-complex="9pt"/>
    </style:style>
    <style:style style:name="P42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#eeece1"/>
      <style:text-properties fo:color="#984806" style:font-name="fonetika II" fo:font-size="9pt" style:font-name-asian="fonetika II1" style:font-size-asian="9pt" style:font-name-complex="fonetika II1" style:font-size-complex="9pt"/>
    </style:style>
    <style:style style:name="P43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984806" style:font-name="fonetika III" style:font-name-asian="fonetika III1" style:font-name-complex="fonetika III1"/>
    </style:style>
    <style:style style:name="P44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#eeece1"/>
      <style:text-properties fo:color="#984806" style:font-name="fonetika III" style:font-name-asian="fonetika III1" style:font-name-complex="fonetika III1"/>
    </style:style>
    <style:style style:name="P45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984806" style:font-name="fonetika III" fo:font-size="8pt" style:font-name-asian="fonetika III1" style:font-size-asian="8pt" style:font-name-complex="fonetika III1" style:font-size-complex="8pt"/>
    </style:style>
    <style:style style:name="P46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#eeece1"/>
      <style:text-properties fo:color="#4a442a" style:font-name="Courier New" fo:font-size="19pt" style:font-name-asian="Courier New1" style:font-size-asian="19pt" style:font-name-complex="Courier New1" style:font-size-complex="19pt"/>
    </style:style>
    <style:style style:name="P47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4a442a" style:font-name="Courier New" fo:font-size="19pt" style:font-name-asian="Courier New1" style:font-size-asian="19pt" style:font-name-complex="Courier New1" style:font-size-complex="19pt"/>
    </style:style>
    <style:style style:name="P48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#eeece1">
        <style:tab-stops>
          <style:tab-stop style:position="7.32cm" style:type="center"/>
          <style:tab-stop style:position="11.591cm"/>
        </style:tab-stops>
      </style:paragraph-properties>
      <style:text-properties fo:color="#4a442a" style:font-name="Courier New" fo:font-size="19pt" style:font-name-asian="Courier New1" style:font-size-asian="19pt" style:font-name-complex="Courier New1" style:font-size-complex="19pt"/>
    </style:style>
    <style:style style:name="P49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#eeece1"/>
      <style:text-properties fo:color="#4a442a" style:font-name="Courier New" fo:font-size="13pt" style:font-name-asian="Courier New1" style:font-size-asian="13pt" style:font-name-complex="Courier New1" style:font-size-complex="13pt"/>
    </style:style>
    <style:style style:name="P50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4a442a" style:font-name="Courier New" style:font-name-asian="Courier New1" style:language-asian="en" style:country-asian="US" style:font-name-complex="Courier New1"/>
    </style:style>
    <style:style style:name="P51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4a442a" style:font-name="Courier New" style:font-name-asian="Courier New1" style:font-name-complex="Courier New1"/>
    </style:style>
    <style:style style:name="P52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4a442a" style:font-name="Courier New" style:text-underline-style="solid" style:text-underline-width="auto" style:text-underline-color="font-color" style:font-name-asian="Courier New1" style:language-asian="en" style:country-asian="US" style:font-name-complex="Courier New1"/>
    </style:style>
    <style:style style:name="P53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c4bc96" style:font-name="Courier New" style:font-name-asian="Courier New1" style:language-asian="en" style:country-asian="US" style:font-name-complex="Courier New1"/>
    </style:style>
    <style:style style:name="P54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948a54" style:font-name="Courier New" style:font-name-asian="Courier New1" style:language-asian="en" style:country-asian="US" style:font-name-complex="Courier New1"/>
    </style:style>
    <style:style style:name="P55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#eeece1">
        <style:tab-stops>
          <style:tab-stop style:position="4.052cm"/>
        </style:tab-stops>
      </style:paragraph-properties>
      <style:text-properties fo:color="#31849b" style:font-name="fonetika II" style:font-name-asian="fonetika II1" style:font-name-complex="fonetika II1" style:font-size-complex="8pt"/>
    </style:style>
    <style:style style:name="P56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1849b" style:font-name="fonetika II" style:font-name-asian="fonetika II1" style:font-name-complex="fonetika II1" style:font-size-complex="8pt"/>
    </style:style>
    <style:style style:name="P57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1849b" style:font-name="fonetika II" officeooo:paragraph-rsid="00184a2d" style:font-name-asian="fonetika II1" style:font-name-complex="fonetika II1" style:font-size-complex="8pt"/>
    </style:style>
    <style:style style:name="P58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1849b" style:font-name="fonetika II" officeooo:rsid="00184a2d" officeooo:paragraph-rsid="00184a2d" style:font-name-asian="fonetika II1" style:font-name-complex="fonetika II1"/>
    </style:style>
    <style:style style:name="P59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1849b" style:font-name="Courier New" fo:font-size="19pt" style:font-name-asian="Courier New1" style:font-size-asian="19pt" style:font-name-complex="Courier New1" style:font-size-complex="19pt"/>
    </style:style>
    <style:style style:name="P60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1849b" style:font-name="Courier New" fo:font-size="20pt" style:font-name-asian="Courier New1" style:font-size-asian="20pt" style:font-name-complex="Courier New1" style:font-size-complex="20pt"/>
    </style:style>
    <style:style style:name="P61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1849b" style:font-name="fonetika III" style:font-name-asian="fonetika III1" style:font-name-complex="fonetika III1" style:font-size-complex="8pt"/>
    </style:style>
    <style:style style:name="P62" style:family="paragraph" style:parent-style-name="Standard">
      <loext:graphic-properties draw:fill="solid" draw:fill-color="#eeece1"/>
      <style:paragraph-properties fo:margin-left="0cm" fo:margin-right="0cm" fo:margin-top="0cm" fo:margin-bottom="0cm" loext:contextual-spacing="false" fo:text-align="center" style:justify-single-word="false" fo:text-indent="0cm" style:auto-text-indent="false" fo:background-color="#eeece1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fo:color="#31849b" style:font-name="fonetika III" officeooo:rsid="00184a2d" officeooo:paragraph-rsid="00184a2d" style:font-name-asian="fonetika III1" style:font-name-complex="fonetika III1" style:font-size-complex="8pt"/>
    </style:style>
    <style:style style:name="T1" style:family="text">
      <style:text-properties fo:color="#984806" style:font-name="Courier New" style:font-name-asian="Courier New1" style:font-name-complex="Courier New1" style:font-size-complex="19pt"/>
    </style:style>
    <style:style style:name="T2" style:family="text">
      <style:text-properties fo:color="#984806" style:font-name="Courier New" style:font-name-asian="Courier New1" style:language-asian="en" style:country-asian="US" style:font-name-complex="Courier New1"/>
    </style:style>
    <style:style style:name="T3" style:family="text">
      <style:text-properties fo:color="#984806" style:font-name="fonetika III" style:font-name-asian="fonetika III1" style:font-name-complex="fonetika III1"/>
    </style:style>
    <style:style style:name="T4" style:family="text">
      <style:text-properties fo:color="#984806" style:font-name="fonetika III" fo:font-size="8pt" style:font-name-asian="fonetika III1" style:font-size-asian="8pt" style:font-name-complex="fonetika III1" style:font-size-complex="8pt"/>
    </style:style>
    <style:style style:name="T5" style:family="text">
      <style:text-properties fo:color="#948a54" style:font-name="Courier New" style:font-name-asian="Courier New1" style:language-asian="en" style:country-asian="US" style:font-name-complex="Courier New1"/>
    </style:style>
    <style:style style:name="T6" style:family="text">
      <style:text-properties fo:color="#948a54" style:font-name="Courier New" officeooo:rsid="001b336d" style:font-name-asian="Courier New1" style:language-asian="en" style:country-asian="US" style:font-name-complex="Courier New1"/>
    </style:style>
    <style:style style:name="T7" style:family="text">
      <style:text-properties fo:color="#948a54" style:font-name="Courier New" style:text-underline-style="solid" style:text-underline-width="auto" style:text-underline-color="font-color" style:font-name-asian="Courier New1" style:language-asian="en" style:country-asian="US" style:font-name-complex="Courier New1"/>
    </style:style>
    <style:style style:name="T8" style:family="text">
      <style:text-properties fo:color="#4a442a" style:font-name="Courier New" fo:font-size="19pt" style:font-name-asian="Courier New1" style:font-size-asian="19pt" style:font-name-complex="Courier New1" style:font-size-complex="19pt"/>
    </style:style>
    <style:style style:name="T9" style:family="text">
      <style:text-properties fo:color="#4a442a" style:font-name="Courier New" fo:font-size="19pt" style:text-underline-style="solid" style:text-underline-width="auto" style:text-underline-color="font-color" style:font-name-asian="Courier New1" style:font-size-asian="19pt" style:font-name-complex="Courier New1" style:font-size-complex="19pt"/>
    </style:style>
    <style:style style:name="T10" style:family="text">
      <style:text-properties fo:color="#4a442a" style:font-name="Courier New" fo:font-size="13pt" style:text-underline-style="solid" style:text-underline-width="auto" style:text-underline-color="font-color" style:font-name-asian="Courier New1" style:font-size-asian="13pt" style:font-name-complex="Courier New1" style:font-size-complex="13pt"/>
    </style:style>
    <style:style style:name="T11" style:family="text">
      <style:text-properties fo:color="#4a442a" style:font-name="Courier New" fo:font-size="13pt" style:font-name-asian="Courier New1" style:font-size-asian="13pt" style:font-name-complex="Courier New1" style:font-size-complex="13pt"/>
    </style:style>
    <style:style style:name="T12" style:family="text">
      <style:text-properties fo:color="#4a442a" style:font-name="Courier New" style:font-name-asian="Courier New1" style:language-asian="en" style:country-asian="US" style:font-name-complex="Courier New1"/>
    </style:style>
    <style:style style:name="T13" style:family="text">
      <style:text-properties fo:color="#4a442a" style:font-name="Courier New" style:text-underline-style="solid" style:text-underline-width="auto" style:text-underline-color="font-color" style:font-name-asian="Courier New1" style:language-asian="en" style:country-asian="US" style:font-name-complex="Courier New1"/>
    </style:style>
    <style:style style:name="T14" style:family="text">
      <style:text-properties fo:color="#4a442a" style:font-name="fonetika III" fo:font-size="8pt" style:font-name-asian="fonetika III1" style:font-size-asian="8pt" style:language-asian="en" style:country-asian="US" style:font-name-complex="fonetika III1" style:font-size-complex="8pt"/>
    </style:style>
    <style:style style:name="T15" style:family="text">
      <style:text-properties fo:color="#c4bc96" style:font-name="Courier New" style:font-name-asian="Courier New1" style:language-asian="en" style:country-asian="US" style:font-name-complex="Courier New1"/>
    </style:style>
    <style:style style:name="T16" style:family="text">
      <style:text-properties fo:color="#31849b" style:font-name="fonetika II" style:font-name-asian="fonetika II1" style:font-name-complex="fonetika II1"/>
    </style:style>
    <style:style style:name="T17" style:family="text">
      <style:text-properties fo:color="#31849b" style:font-name="fonetika II" officeooo:rsid="00184a2d" style:font-name-asian="fonetika II1" style:font-name-complex="fonetika II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8"/>
      <text:p text:style-name="P1"/>
      <text:p text:style-name="P1"/>
      <text:p text:style-name="P39">fonÉtiká</text:p>
      <text:p text:style-name="P41">fonÉtiká</text:p>
      <text:p text:style-name="P43">fonÉtiká</text:p>
      <text:p text:style-name="P46">fonÉtiká</text:p>
      <text:p text:style-name="P9"/>
      <text:p text:style-name="P40">1 2 3 4 5 6 7 8</text:p>
      <text:p text:style-name="P42">1 2 3 4 5 6 7 8</text:p>
      <text:p text:style-name="P44">1 2 3 4 5 6 7 8</text:p>
      <text:p text:style-name="P46">1 2 3 4 5 6 7 8</text:p>
      <text:p text:style-name="P9"/>
      <text:p text:style-name="P40">! @ # $ % ^ &amp; 0</text:p>
      <text:p text:style-name="P42">! @ # $ % ^ &amp; 0</text:p>
      <text:p text:style-name="P44">! @ # $ % ^ &amp; 0</text:p>
      <text:p text:style-name="P8"><text:span text:style-name="T10">9 10 11 12</text:span><text:span text:style-name="T11"> <text:s/></text:span><text:span text:style-name="T10">13 14 15 0</text:span></text:p>
      <text:p text:style-name="P49">! <text:s/>@ <text:s/># <text:s/>$ <text:s/>% <text:s/>^ <text:s/>&amp; <text:s/>0</text:p>
      <text:p text:style-name="P11"/>
      <text:p text:style-name="P40">, {[( , )]} .</text:p>
      <text:p text:style-name="P42">? {[( , )]} .</text:p>
      <text:p text:style-name="P44">? {[( , )]} .</text:p>
      <text:p text:style-name="P46">? {[( , )]} .</text:p>
      <text:p text:style-name="P9"/>
      <text:p text:style-name="P40">+ * - / &lt;=9_&gt; ' " ` ~</text:p>
      <text:p text:style-name="P42">+ * - / &lt;=9_&gt; ' " ` ~</text:p>
      <text:p text:style-name="P44">+ * - / &lt;=9_&gt; ' " ` ~</text:p>
      <text:p text:style-name="P6"><text:span text:style-name="T8">+ * - / &lt;</text:span><text:span text:style-name="T9">=≈≠</text:span><text:span text:style-name="T8">&gt; ' " ` ~</text:span></text:p>
      <text:p text:style-name="P47">=9_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9">i e é a á o ó u</text:p>
      <text:p text:style-name="P41"><text:soft-page-break/>i e é a á o ó u</text:p>
      <text:p text:style-name="P44">i e é a á o ó u</text:p>
      <text:p text:style-name="P46">i e é a á o ó u</text:p>
      <text:p text:style-name="P10"/>
      <text:p text:style-name="P40">f s x g d b</text:p>
      <text:p text:style-name="P42">f s x g d b</text:p>
      <text:p text:style-name="P44">f s x g d b</text:p>
      <text:p text:style-name="P48">f s x g d b</text:p>
      <text:p text:style-name="P2"/>
      <text:p text:style-name="P40">h y n m r l</text:p>
      <text:p text:style-name="P42">h y n m r l</text:p>
      <text:p text:style-name="P44">h y n m r l</text:p>
      <text:p text:style-name="P46">h y n m r l</text:p>
      <text:p text:style-name="P10"/>
      <text:p text:style-name="P40">v z j k t p</text:p>
      <text:p text:style-name="P42">v z j k t p</text:p>
      <text:p text:style-name="P44">v z j k t p</text:p>
      <text:p text:style-name="P46">v z j k t p</text:p>
      <text:p text:style-name="P10"/>
      <text:p text:style-name="P40">I E É A Á O Ó U</text:p>
      <text:p text:style-name="P42">I E É A Á O Ó U</text:p>
      <text:p text:style-name="P44">I E É A Á O Ó U</text:p>
      <text:p text:style-name="P46">I E É A Á O Ó U</text:p>
      <text:p text:style-name="P12"/>
      <text:p text:style-name="P12"/>
      <text:p text:style-name="P28"/>
      <text:p text:style-name="P28"/>
      <text:p text:style-name="P28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7"><text:span text:style-name="T3"><text:s text:c="5"/>i I</text:span><text:span text:style-name="T5"> <text:s/>i I <text:s/></text:span><text:span text:style-name="T12">s</text:span><text:span text:style-name="T13">i</text:span><text:span text:style-name="T12">no <text:s text:c="13"/>p</text:span><text:span text:style-name="T13">ea</text:span><text:span text:style-name="T12">nut</text:span></text:p>
      <text:p text:style-name="P30"><text:span text:style-name="T3"><text:s text:c="5"/>e E</text:span><text:span text:style-name="T5"> <text:s/>e E <text:s/></text:span><text:span text:style-name="T12">jo</text:span><text:span text:style-name="T13">e</text:span><text:span text:style-name="T12">lho <text:s text:c="11"/>m</text:span><text:span text:style-name="T13">e</text:span><text:span text:style-name="T12">lee</text:span></text:p>
      <text:p text:style-name="P30"><text:span text:style-name="T3"><text:s text:c="5"/>é É</text:span><text:span text:style-name="T5"> <text:s/>é É <text:s/></text:span><text:span text:style-name="T12">t</text:span><text:span text:style-name="T13">é</text:span><text:span text:style-name="T12">rreo <text:s text:c="11"/></text:span><text:span text:style-name="T13">a</text:span><text:span text:style-name="T12">pple</text:span></text:p>
      <text:p text:style-name="P30"><text:span text:style-name="T3"><text:s text:c="5"/>a A</text:span><text:span text:style-name="T5"> <text:s/>a A <text:s/></text:span><text:span text:style-name="T12">manh</text:span><text:span text:style-name="T13">ã</text:span><text:span text:style-name="T12"> <text:s text:c="12"/></text:span><text:span text:style-name="T13">u</text:span><text:span text:style-name="T12">nder</text:span></text:p>
      <text:p text:style-name="P30"><text:span text:style-name="T3"><text:s text:c="5"/>á Á</text:span><text:span text:style-name="T5"> <text:s/>á Á <text:s/></text:span><text:span text:style-name="T12">pr</text:span><text:span text:style-name="T13">a</text:span><text:span text:style-name="T12">to <text:s text:c="12"/></text:span><text:span text:style-name="T13">a</text:span><text:span text:style-name="T12">rcher</text:span></text:p>
      <text:p text:style-name="P30"><text:span text:style-name="T3"><text:s text:c="5"/>o O</text:span><text:span text:style-name="T5"> <text:s/>o O <text:s/></text:span><text:span text:style-name="T12">b</text:span><text:span text:style-name="T13">o</text:span><text:span text:style-name="T12">lacha <text:s text:c="10"/>b</text:span><text:span text:style-name="T13">o</text:span><text:span text:style-name="T12">wl</text:span></text:p>
      <text:p text:style-name="P30"><text:span text:style-name="T3"><text:s text:c="5"/>ó Ó</text:span><text:span text:style-name="T5"> <text:s/>ó Ó <text:s/></text:span><text:span text:style-name="T12">pip</text:span><text:span text:style-name="T13">o</text:span><text:span text:style-name="T12">ca <text:s text:c="11"/>b</text:span><text:span text:style-name="T13">a</text:span><text:span text:style-name="T12">ll</text:span></text:p>
      <text:p text:style-name="P30"><text:span text:style-name="T3"><text:s text:c="5"/>u U</text:span><text:span text:style-name="T5"> <text:s/>u U <text:s/></text:span><text:span text:style-name="T12">caj</text:span><text:span text:style-name="T13">u</text:span><text:span text:style-name="T12"> <text:s text:c="13"/>c</text:span><text:span text:style-name="T13">ou</text:span><text:span text:style-name="T12">p</text:span></text:p>
      <text:p text:style-name="P31"/>
      <text:p text:style-name="P30"><text:span text:style-name="T3"><text:s text:c="5"/>f</text:span><text:span text:style-name="T5"> <text:s text:c="4"/>F <text:s text:c="3"/></text:span><text:span text:style-name="T13">f</text:span><text:span text:style-name="T12">iapo <text:s text:c="12"/></text:span><text:span text:style-name="T13">ph</text:span><text:span text:style-name="T12">armacy</text:span></text:p>
      <text:p text:style-name="P30"><text:span text:style-name="T3"><text:s text:c="5"/>s</text:span><text:span text:style-name="T5"> <text:s text:c="4"/>S <text:s text:c="3"/></text:span><text:span text:style-name="T13">s</text:span><text:span text:style-name="T12">entido <text:s text:c="10"/></text:span><text:span text:style-name="T13">s</text:span><text:span text:style-name="T12">pectre</text:span></text:p>
      <text:p text:style-name="P30"><text:span text:style-name="T3"><text:s text:c="5"/>x</text:span><text:span text:style-name="T5"> <text:s text:c="4"/>X <text:s text:c="3"/></text:span><text:span text:style-name="T13">x</text:span><text:span text:style-name="T12">adrez <text:s text:c="11"/>ca</text:span><text:span text:style-name="T13">sh</text:span><text:span text:style-name="T12">ier</text:span></text:p>
      <text:p text:style-name="P30"><text:span text:style-name="T3"><text:s text:c="5"/>g</text:span><text:span text:style-name="T5"> <text:s text:c="4"/>G <text:s text:c="3"/></text:span><text:span text:style-name="T13">g</text:span><text:span text:style-name="T12">alo <text:s text:c="13"/></text:span><text:span text:style-name="T13">g</text:span><text:span text:style-name="T12">one</text:span></text:p>
      <text:p text:style-name="P30"><text:span text:style-name="T3"><text:s text:c="5"/>d</text:span><text:span text:style-name="T5"> <text:s text:c="4"/>D <text:s text:c="3"/></text:span><text:span text:style-name="T13">d</text:span><text:span text:style-name="T12">or <text:s text:c="14"/></text:span><text:span text:style-name="T13">d</text:span><text:span text:style-name="T12">ice</text:span></text:p>
      <text:p text:style-name="P30"><text:span text:style-name="T3"><text:s text:c="5"/>b</text:span><text:span text:style-name="T5"> <text:s text:c="4"/>B <text:s text:c="3"/></text:span><text:span text:style-name="T13">b</text:span><text:span text:style-name="T12">olsa <text:s text:c="12"/></text:span><text:span text:style-name="T13">b</text:span><text:span text:style-name="T12">ull</text:span></text:p>
      <text:p text:style-name="P32"/>
      <text:p text:style-name="P30"><text:span text:style-name="T3"><text:s text:c="5"/>h</text:span><text:span text:style-name="T5"> <text:s text:c="4"/>H <text:s text:c="3"/></text:span><text:span text:style-name="T13">r</text:span><text:span text:style-name="T12">abo <text:s text:c="13"/></text:span><text:span text:style-name="T13">h</text:span><text:span text:style-name="T12">acker</text:span></text:p>
      <text:p text:style-name="P30"><text:span text:style-name="T3"><text:s text:c="5"/>y</text:span><text:span text:style-name="T5"> <text:s text:c="4"/>Y <text:s text:c="3"/></text:span><text:span text:style-name="T12">po</text:span><text:span text:style-name="T13">r</text:span><text:span text:style-name="T12">ta (interior) <text:s/>p</text:span><text:span text:style-name="T13">r</text:span><text:span text:style-name="T12">etty</text:span></text:p>
      <text:p text:style-name="P30"><text:span text:style-name="T3"><text:s text:c="5"/>n</text:span><text:span text:style-name="T5"> <text:s text:c="4"/>N <text:s text:c="3"/></text:span><text:span text:style-name="T13">n</text:span><text:span text:style-name="T12">avio <text:s text:c="12"/></text:span><text:span text:style-name="T13">n</text:span><text:span text:style-name="T12">uclear</text:span></text:p>
      <text:p text:style-name="P30"><text:span text:style-name="T3"><text:s text:c="5"/>m</text:span><text:span text:style-name="T5"> <text:s text:c="4"/>M <text:s text:c="3"/></text:span><text:span text:style-name="T13">m</text:span><text:span text:style-name="T12">acaco <text:s text:c="11"/></text:span><text:span text:style-name="T13">m</text:span><text:span text:style-name="T12">odern</text:span></text:p>
      <text:p text:style-name="P30"><text:span text:style-name="T3"><text:s text:c="5"/>r</text:span><text:span text:style-name="T5"> <text:s text:c="4"/>R <text:s text:c="3"/></text:span><text:span text:style-name="T12">pada</text:span><text:span text:style-name="T13">r</text:span><text:span text:style-name="T12">ia <text:s text:c="10"/></text:span><text:span text:style-name="T13">r</text:span><text:span text:style-name="T12">ata (spanish)</text:span></text:p>
      <text:p text:style-name="P30"><text:span text:style-name="T3"><text:s text:c="5"/>l</text:span><text:span text:style-name="T5"> <text:s text:c="4"/>L <text:s text:c="3"/></text:span><text:span text:style-name="T13">l</text:span><text:span text:style-name="T12">ata <text:s text:c="13"/></text:span><text:span text:style-name="T13">l</text:span><text:span text:style-name="T12">eek</text:span></text:p>
      <text:p text:style-name="P33"/>
      <text:p text:style-name="P30"><text:span text:style-name="T3"><text:s text:c="5"/>v</text:span><text:span text:style-name="T5"> <text:s text:c="4"/>V <text:s text:c="3"/></text:span><text:span text:style-name="T13">v</text:span><text:span text:style-name="T12">aso <text:s text:c="13"/></text:span><text:span text:style-name="T13">v</text:span><text:span text:style-name="T12">acuum</text:span></text:p>
      <text:p text:style-name="P30"><text:span text:style-name="T3"><text:s text:c="5"/>z</text:span><text:span text:style-name="T5"> <text:s text:c="4"/>Z <text:s text:c="3"/></text:span><text:span text:style-name="T12">a</text:span><text:span text:style-name="T13">s</text:span><text:span text:style-name="T12">a <text:s text:c="14"/></text:span><text:span text:style-name="T13">z</text:span><text:span text:style-name="T12">ebra</text:span></text:p>
      <text:p text:style-name="P30"><text:span text:style-name="T3"><text:s text:c="5"/>j</text:span><text:span text:style-name="T5"> <text:s text:c="4"/>J <text:s text:c="3"/></text:span><text:span text:style-name="T13">j</text:span><text:span text:style-name="T12">ogo <text:s text:c="13"/>sabota</text:span><text:span text:style-name="T13">g</text:span><text:span text:style-name="T12">e</text:span></text:p>
      <text:p text:style-name="P30"><text:span text:style-name="T3"><text:s text:c="5"/>k</text:span><text:span text:style-name="T5"> <text:s text:c="4"/>K <text:s text:c="3"/></text:span><text:span text:style-name="T13">c</text:span><text:span text:style-name="T12">asca <text:s text:c="12"/></text:span><text:span text:style-name="T13">c</text:span><text:span text:style-name="T12">at</text:span></text:p>
      <text:p text:style-name="P30"><text:span text:style-name="T3"><text:s text:c="5"/>t</text:span><text:span text:style-name="T5"> <text:s text:c="4"/>T <text:s text:c="3"/></text:span><text:span text:style-name="T13">t</text:span><text:span text:style-name="T12">atu <text:s text:c="13"/>parro</text:span><text:span text:style-name="T13">t</text:span></text:p>
      <text:p text:style-name="P30"><text:span text:style-name="T3"><text:s text:c="5"/>p</text:span><text:span text:style-name="T5"> <text:s text:c="4"/>P <text:s text:c="3"/></text:span><text:span text:style-name="T13">p</text:span><text:span text:style-name="T12">edaço <text:s text:c="11"/>as</text:span><text:span text:style-name="T13">p</text:span><text:span text:style-name="T12">ect</text:span></text:p>
      <text:p text:style-name="P34"/>
      <text:p text:style-name="P34"/>
      <text:p text:style-name="P34"/>
      <text:p text:style-name="P34"/>
      <text:p text:style-name="P29"/>
      <text:p text:style-name="P29"/>
      <text:p text:style-name="P30"><text:span text:style-name="T12"><text:s text:c="5"/></text:span><text:span text:style-name="T2">1</text:span><text:span text:style-name="T12"> </text:span><text:span text:style-name="T5">fipI</text:span><text:span text:style-name="T12"> <text:s text:c="14"/></text:span><text:span text:style-name="T2">17</text:span><text:span text:style-name="T12"> </text:span><text:span text:style-name="T5">fijnAf um fipI</text:span></text:p>
      <text:p text:style-name="P17"><text:span text:style-name="T12"><text:s text:c="5"/></text:span><text:span text:style-name="T2">2</text:span><text:span text:style-name="T12"> </text:span><text:span text:style-name="T5">setE</text:span><text:span text:style-name="T12"> <text:s text:c="14"/></text:span><text:span text:style-name="T2">18</text:span><text:span text:style-name="T12"> </text:span><text:span text:style-name="T5">fijnAf um setE</text:span></text:p>
      <text:p text:style-name="P18"><text:span text:style-name="T12"><text:s text:c="5"/></text:span><text:span text:style-name="T2">3</text:span><text:span text:style-name="T12"> </text:span><text:span text:style-name="T5">xékÉ</text:span><text:span text:style-name="T12"> <text:s text:c="14"/></text:span><text:span text:style-name="T2">19</text:span><text:span text:style-name="T12"> </text:span><text:span text:style-name="T5">fijnAf um xékÉ</text:span></text:p>
      <text:p text:style-name="P17"><text:span text:style-name="T12"><text:s text:c="5"/></text:span><text:span text:style-name="T2">4</text:span><text:span text:style-name="T12"> </text:span><text:span text:style-name="T5">gajA</text:span><text:span text:style-name="T12"> <text:s text:c="14"/></text:span><text:span text:style-name="T2">20</text:span><text:span text:style-name="T12"> </text:span><text:span text:style-name="T5">...</text:span></text:p>
      <text:p text:style-name="P15"/>
      <text:p text:style-name="P17"><text:span text:style-name="T12"><text:s text:c="5"/></text:span><text:span text:style-name="T2">5</text:span><text:span text:style-name="T12"> </text:span><text:span text:style-name="T5">dázÁ</text:span><text:span text:style-name="T12"> <text:s text:c="14"/></text:span><text:span text:style-name="T2">16</text:span><text:span text:style-name="T12"> </text:span><text:span text:style-name="T5">fijnAf</text:span></text:p>
      <text:p text:style-name="P17"><text:span text:style-name="T12"><text:s text:c="5"/></text:span><text:span text:style-name="T2">6</text:span><text:span text:style-name="T12"> </text:span><text:span text:style-name="T5">bovO</text:span><text:span text:style-name="T12"> <text:s text:c="14"/></text:span><text:span text:style-name="T2">32</text:span><text:span text:style-name="T12"> </text:span><text:span text:style-name="T5">sijnAs</text:span></text:p>
      <text:p text:style-name="P17"><text:span text:style-name="T12"><text:s text:c="5"/></text:span><text:span text:style-name="T2">7</text:span><text:span text:style-name="T12"> </text:span><text:span text:style-name="T5">hólÓ</text:span><text:span text:style-name="T12"> <text:s text:c="14"/></text:span><text:span text:style-name="T2">48</text:span><text:span text:style-name="T12"> </text:span><text:span text:style-name="T5">xijnAx</text:span></text:p>
      <text:p text:style-name="P17"><text:span text:style-name="T12"><text:s text:c="5"/></text:span><text:span text:style-name="T2">8</text:span><text:span text:style-name="T12"> </text:span><text:span text:style-name="T5">yurU</text:span><text:span text:style-name="T12"> <text:s text:c="14"/></text:span><text:span text:style-name="T2">64</text:span><text:span text:style-name="T12"> </text:span><text:span text:style-name="T5">...</text:span></text:p>
      <text:p text:style-name="P15"/>
      <text:p text:style-name="P17"><text:span text:style-name="T12"><text:s text:c="5"/></text:span><text:span text:style-name="T2">9</text:span><text:span text:style-name="T12"> </text:span><text:span text:style-name="T5">riyI</text:span><text:span text:style-name="T12"> <text:s text:c="15"/></text:span><text:span text:style-name="T2">0</text:span><text:span text:style-name="T12"> <text:s text:c="8"/>(</text:span><text:span text:style-name="T14">0</text:span><text:span text:style-name="T12">)</text:span><text:span text:style-name="T5"> noirÓ</text:span></text:p>
      <text:p text:style-name="P17"><text:span text:style-name="T12"><text:s text:c="4"/></text:span><text:span text:style-name="T2">10</text:span><text:span text:style-name="T12"> </text:span><text:span text:style-name="T5">lehE</text:span><text:span text:style-name="T12"> <text:s text:c="14"/></text:span><text:span text:style-name="T2">16</text:span><text:span text:style-name="T12"> <text:s text:c="7"/>(</text:span><text:span text:style-name="T14">10</text:span><text:span text:style-name="T12">)</text:span><text:span text:style-name="T5"> fijnAf</text:span></text:p>
      <text:p text:style-name="P17"><text:soft-page-break/><text:span text:style-name="T12"><text:s text:c="4"/></text:span><text:span text:style-name="T2">11</text:span><text:span text:style-name="T12"> </text:span><text:span text:style-name="T5">vébÉ</text:span><text:span text:style-name="T12"> <text:s text:c="13"/></text:span><text:span text:style-name="T2">256</text:span><text:span text:style-name="T12"> <text:s text:c="6"/>(</text:span><text:span text:style-name="T14">100</text:span><text:span text:style-name="T12">)</text:span><text:span text:style-name="T15"> </text:span><text:span text:style-name="T5">fAnkUf</text:span></text:p>
      <text:p text:style-name="P17"><text:span text:style-name="T12"><text:s text:c="4"/></text:span><text:span text:style-name="T2">12</text:span><text:span text:style-name="T12"> </text:span><text:span text:style-name="T5">zadA</text:span><text:span text:style-name="T12"> <text:s text:c="11"/></text:span><text:span text:style-name="T2">4.096</text:span><text:span text:style-name="T12"> <text:s text:c="4"/>(</text:span><text:span text:style-name="T14">1,000</text:span><text:span text:style-name="T12">)</text:span><text:span text:style-name="T15"> </text:span><text:span text:style-name="T5">fipI pifI</text:span></text:p>
      <text:p text:style-name="P15"/>
      <text:p text:style-name="P17"><text:span text:style-name="T12"><text:s text:c="4"/></text:span><text:span text:style-name="T2">13</text:span><text:span text:style-name="T12"> </text:span><text:span text:style-name="T5">jágÁ</text:span><text:span text:style-name="T12"> <text:s text:c="10"/></text:span><text:span text:style-name="T2">65.536</text:span><text:span text:style-name="T12"> <text:s text:c="3"/>(</text:span><text:span text:style-name="T14">10,000</text:span><text:span text:style-name="T12">)</text:span><text:span text:style-name="T15"> </text:span><text:span text:style-name="T5">fijnAf pifI</text:span></text:p>
      <text:p text:style-name="P17"><text:span text:style-name="T12"><text:s text:c="4"/></text:span><text:span text:style-name="T2">14</text:span><text:span text:style-name="T12"> </text:span><text:span text:style-name="T5">koxO</text:span><text:span text:style-name="T12"> <text:s text:c="7"/></text:span><text:span text:style-name="T2">1.048.576</text:span><text:span text:style-name="T12"> <text:s text:c="2"/>(</text:span><text:span text:style-name="T14">100,000</text:span><text:span text:style-name="T12">)</text:span><text:span text:style-name="T5"> fAnkuf pifI</text:span></text:p>
      <text:p text:style-name="P17"><text:span text:style-name="T2"><text:s text:c="4"/>15</text:span><text:span text:style-name="T12"> </text:span><text:span text:style-name="T5">tósÓ</text:span><text:span text:style-name="T12"> <text:s text:c="6"/></text:span><text:span text:style-name="T2">16.777.216</text:span><text:span text:style-name="T12"> (</text:span><text:span text:style-name="T14">1,000,000</text:span><text:span text:style-name="T12">)</text:span><text:span text:style-name="T5"> fipI pefE</text:span></text:p>
      <text:p text:style-name="P17"><text:span text:style-name="T12"><text:s text:c="4"/></text:span><text:span text:style-name="T2">16</text:span><text:span text:style-name="T12"> </text:span><text:span text:style-name="T5">fijnAf</text:span><text:span text:style-name="T12"> <text:s text:c="3"/></text:span><text:span text:style-name="T2">268.435.456</text:span><text:span text:style-name="T12"> <text:s text:c="8"/>...</text:span><text:span text:style-name="T15"> </text:span><text:span text:style-name="T5">...</text:span></text:p>
      <text:p text:style-name="P13"/>
      <text:p text:style-name="P14">_________________________________________________________</text:p>
      <text:p text:style-name="P15"/>
      <text:p text:style-name="P15"/>
      <text:p text:style-name="P17"><text:span text:style-name="T12"><text:s text:c="6"/></text:span><text:span text:style-name="T2">+</text:span><text:span text:style-name="T12"> </text:span><text:span text:style-name="T14">+</text:span><text:span text:style-name="T15"> <text:s/></text:span><text:span text:style-name="T5">un <text:s text:c="5"/></text:span><text:span text:style-name="T2">-</text:span><text:span text:style-name="T12"> </text:span><text:span text:style-name="T14">-</text:span><text:span text:style-name="T15"> <text:s/></text:span><text:span text:style-name="T5">ni <text:s text:c="5"/></text:span><text:span text:style-name="T2">&lt;</text:span><text:span text:style-name="T5"> Anji <text:s text:c="3"/></text:span><text:span text:style-name="T2">=</text:span><text:span text:style-name="T5"> nuAun</text:span></text:p>
      <text:p text:style-name="P17"><text:span text:style-name="T2"><text:s text:c="6"/>*</text:span><text:span text:style-name="T5"> </text:span><text:span text:style-name="T14">*</text:span><text:span text:style-name="T15"> <text:s/></text:span><text:span text:style-name="T5">unU <text:s text:c="4"/></text:span><text:span text:style-name="T1">/</text:span><text:span text:style-name="T12"> </text:span><text:span text:style-name="T14">/</text:span><text:span text:style-name="T15"> <text:s/></text:span><text:span text:style-name="T5">Ini <text:s text:c="4"/></text:span><text:span text:style-name="T2">&gt;</text:span><text:span text:style-name="T5"> uknA <text:s text:c="3"/></text:span><text:span text:style-name="T2">≈</text:span><text:span text:style-name="T5"> mám</text:span></text:p>
      <text:p text:style-name="P17"><text:span text:style-name="T12"><text:s text:c="6"/></text:span><text:span text:style-name="T2">^</text:span><text:span text:style-name="T12"> </text:span><text:span text:style-name="T14">**</text:span><text:span text:style-name="T15"> </text:span><text:span text:style-name="T5">Unun <text:s text:c="3"/></text:span><text:span text:style-name="T1">√</text:span><text:span text:style-name="T12"> </text:span><text:span text:style-name="T14">//</text:span><text:span text:style-name="T15"> </text:span><text:span text:style-name="T5">ninI <text:s text:c="13"/></text:span><text:span text:style-name="T2">≠</text:span><text:span text:style-name="T5"> niAin</text:span></text:p>
      <text:p text:style-name="P3"/>
      <text:p text:style-name="P14">_________________________________________________________</text:p>
      <text:p text:style-name="P15"/>
      <text:p text:style-name="P15"/>
      <text:p text:style-name="P17"><text:span text:style-name="T12"><text:s text:c="10"/></text:span><text:span text:style-name="T2">i</text:span><text:span text:style-name="T12"> </text:span><text:span text:style-name="T5">i</text:span><text:span text:style-name="T12"> <text:s text:c="3"/></text:span><text:span text:style-name="T2">I</text:span><text:span text:style-name="T12"> </text:span><text:span text:style-name="T5">ónkuI</text:span></text:p>
      <text:p text:style-name="P17"><text:span text:style-name="T12"><text:s text:c="10"/></text:span><text:span text:style-name="T2">e</text:span><text:span text:style-name="T12"> </text:span><text:span text:style-name="T5">e</text:span><text:span text:style-name="T12"> <text:s text:c="3"/></text:span><text:span text:style-name="T2">E</text:span><text:span text:style-name="T5"> ónkuE</text:span><text:span text:style-name="T12"> <text:s text:c="3"/></text:span><text:span text:style-name="T2">f</text:span><text:span text:style-name="T12"> </text:span><text:span text:style-name="T5">fi <text:s text:c="3"/></text:span><text:span text:style-name="T2">h</text:span><text:span text:style-name="T12"> </text:span><text:span text:style-name="T5">hi <text:s text:c="3"/></text:span><text:span text:style-name="T2">v</text:span><text:span text:style-name="T12"> </text:span><text:span text:style-name="T5">vi</text:span></text:p>
      <text:p text:style-name="P17"><text:span text:style-name="T12"><text:s text:c="10"/></text:span><text:span text:style-name="T2">é</text:span><text:span text:style-name="T12"> </text:span><text:span text:style-name="T5">é</text:span><text:span text:style-name="T12"> <text:s text:c="3"/></text:span><text:span text:style-name="T2">É</text:span><text:span text:style-name="T12"> </text:span><text:span text:style-name="T5">ónkuÉ</text:span><text:span text:style-name="T12"> <text:s text:c="3"/></text:span><text:span text:style-name="T2">s</text:span><text:span text:style-name="T12"> </text:span><text:span text:style-name="T5">si <text:s text:c="3"/></text:span><text:span text:style-name="T2">y</text:span><text:span text:style-name="T12"> </text:span><text:span text:style-name="T5">yi <text:s text:c="3"/></text:span><text:span text:style-name="T2">z</text:span><text:span text:style-name="T12"> </text:span><text:span text:style-name="T5">zi</text:span></text:p>
      <text:p text:style-name="P17"><text:span text:style-name="T12"><text:s text:c="10"/></text:span><text:span text:style-name="T2">a</text:span><text:span text:style-name="T12"> </text:span><text:span text:style-name="T5">a</text:span><text:span text:style-name="T12"> <text:s text:c="3"/></text:span><text:span text:style-name="T2">A</text:span><text:span text:style-name="T12"> </text:span><text:span text:style-name="T5">ónkuA</text:span><text:span text:style-name="T12"> <text:s text:c="3"/></text:span><text:span text:style-name="T2">x</text:span><text:span text:style-name="T12"> </text:span><text:span text:style-name="T5">xi <text:s text:c="3"/></text:span><text:span text:style-name="T2">n</text:span><text:span text:style-name="T12"> </text:span><text:span text:style-name="T5">ni <text:s text:c="3"/></text:span><text:span text:style-name="T2">j</text:span><text:span text:style-name="T12"> </text:span><text:span text:style-name="T5">ji</text:span></text:p>
      <text:p text:style-name="P17"><text:span text:style-name="T12"><text:s text:c="10"/></text:span><text:span text:style-name="T2">á</text:span><text:span text:style-name="T12"> </text:span><text:span text:style-name="T5">á</text:span><text:span text:style-name="T12"> <text:s text:c="3"/></text:span><text:span text:style-name="T2">Á</text:span><text:span text:style-name="T12"> </text:span><text:span text:style-name="T5">ónkuÁ </text:span><text:span text:style-name="T12"><text:s text:c="3"/></text:span><text:span text:style-name="T2">g</text:span><text:span text:style-name="T12"> </text:span><text:span text:style-name="T5">gu <text:s text:c="3"/></text:span><text:span text:style-name="T2">m</text:span><text:span text:style-name="T12"> </text:span><text:span text:style-name="T5">mu <text:s text:c="3"/></text:span><text:span text:style-name="T2">k</text:span><text:span text:style-name="T12"> </text:span><text:span text:style-name="T5">ku</text:span></text:p>
      <text:p text:style-name="P17"><text:span text:style-name="T12"><text:s text:c="10"/></text:span><text:span text:style-name="T2">o</text:span><text:span text:style-name="T12"> </text:span><text:span text:style-name="T5">o</text:span><text:span text:style-name="T12"> <text:s text:c="3"/></text:span><text:span text:style-name="T2">O</text:span><text:span text:style-name="T12"> </text:span><text:span text:style-name="T5">ónkuO</text:span><text:span text:style-name="T12"> <text:s text:c="3"/></text:span><text:span text:style-name="T2">d</text:span><text:span text:style-name="T12"> </text:span><text:span text:style-name="T5">du <text:s text:c="3"/></text:span><text:span text:style-name="T2">r</text:span><text:span text:style-name="T12"> </text:span><text:span text:style-name="T5">ru <text:s text:c="3"/></text:span><text:span text:style-name="T2">t</text:span><text:span text:style-name="T12"> </text:span><text:span text:style-name="T5">tu</text:span></text:p>
      <text:p text:style-name="P17"><text:span text:style-name="T12"><text:s text:c="10"/></text:span><text:span text:style-name="T2">ó</text:span><text:span text:style-name="T12"> </text:span><text:span text:style-name="T5">ó</text:span><text:span text:style-name="T12"> <text:s text:c="3"/></text:span><text:span text:style-name="T2">Ó</text:span><text:span text:style-name="T12"> </text:span><text:span text:style-name="T5">ónkuÓ</text:span><text:span text:style-name="T12"> <text:s text:c="3"/></text:span><text:span text:style-name="T2">b</text:span><text:span text:style-name="T12"> </text:span><text:span text:style-name="T5">bu <text:s text:c="3"/></text:span><text:span text:style-name="T2">l</text:span><text:span text:style-name="T12"> </text:span><text:span text:style-name="T5">lu <text:s text:c="3"/></text:span><text:span text:style-name="T2">p</text:span><text:span text:style-name="T12"> </text:span><text:span text:style-name="T5">pu</text:span></text:p>
      <text:p text:style-name="P17"><text:span text:style-name="T12"><text:s text:c="10"/></text:span><text:span text:style-name="T2">u</text:span><text:span text:style-name="T12"> </text:span><text:span text:style-name="T5">u</text:span><text:span text:style-name="T12"> <text:s text:c="3"/></text:span><text:span text:style-name="T2">U</text:span><text:span text:style-name="T12"> </text:span><text:span text:style-name="T5">ónkuU</text:span></text:p>
      <text:p text:style-name="P13"/>
      <text:p text:style-name="P14">_________________________________________________________</text:p>
      <text:p text:style-name="P19"/>
      <text:p text:style-name="P19"/>
      <text:p text:style-name="P17"><text:span text:style-name="T12"><text:s text:c="9"/></text:span><text:span text:style-name="T2">(</text:span><text:span text:style-name="T12"> </text:span><text:span text:style-name="T5">namÁ <text:s text:c="6"/></text:span><text:span text:style-name="T2">'</text:span><text:span text:style-name="T12"> </text:span><text:span text:style-name="T5">fipimAm <text:s text:c="3"/></text:span><text:span text:style-name="T2">?</text:span><text:span text:style-name="T12"> </text:span><text:span text:style-name="T5">xáutmAm</text:span></text:p>
      <text:p text:style-name="P35"><text:span text:style-name="T12"><text:s text:c="9"/></text:span><text:span text:style-name="T2">[</text:span><text:span text:style-name="T12"> </text:span><text:span text:style-name="T5">yérO <text:s text:c="5"/></text:span><text:span text:style-name="T2">''</text:span><text:span text:style-name="T12"> </text:span><text:span text:style-name="T5">setemAm </text:span><text:span text:style-name="T12"><text:s text:c="3"/></text:span><text:span text:style-name="T2">,</text:span><text:span text:style-name="T12"> </text:span><text:span text:style-name="T5">mam</text:span></text:p>
      <text:p text:style-name="P35"><text:span text:style-name="T12"><text:s text:c="9"/></text:span><text:span text:style-name="T2">{</text:span><text:span text:style-name="T12"> </text:span><text:span text:style-name="T5">helÓ <text:s text:c="4"/></text:span><text:span text:style-name="T2">'''</text:span><text:span text:style-name="T12"> </text:span><text:span text:style-name="T5">xékémAm <text:s text:c="3"/></text:span><text:span text:style-name="T2">.</text:span><text:span text:style-name="T12"> </text:span><text:span text:style-name="T5">ziágmAm</text:span></text:p>
      <text:p text:style-name="P35"><text:span text:style-name="T12"><text:s text:c="19"/></text:span><text:span text:style-name="T2">''''</text:span><text:span text:style-name="T12"> </text:span><text:span text:style-name="T5">gajamAm</text:span></text:p>
      <text:p text:style-name="P4"/>
      <text:p text:style-name="P36"/>
      <text:p text:style-name="P37"/>
      <text:p text:style-name="P35"><text:span text:style-name="T4"><text:s/>Ihen <text:s text:c="4"/></text:span><text:span text:style-name="T5">Ihen <text:s text:c="4"/></text:span><text:span text:style-name="T12">eu <text:s text:c="5"/>I</text:span></text:p>
      <text:p text:style-name="P17"><text:span text:style-name="T4"><text:s/>Éyam <text:s text:c="4"/></text:span><text:span text:style-name="T5">Éyam <text:s text:c="4"/></text:span><text:span text:style-name="T12">elu <text:s text:c="4"/>she/he</text:span></text:p>
      <text:p text:style-name="P17"><text:span text:style-name="T4"><text:s/>Árom <text:s text:c="4"/></text:span><text:span text:style-name="T5">Árom <text:s text:c="4"/></text:span><text:span text:style-name="T12">ilo <text:s text:c="4"/>it</text:span></text:p>
      <text:p text:style-name="P17"><text:span text:style-name="T4"><text:s/>Ólun <text:s text:c="4"/></text:span><text:span text:style-name="T5">Ólun <text:s text:c="4"/></text:span><text:span text:style-name="T12">tu <text:s text:c="5"/>you</text:span></text:p>
      <text:p text:style-name="P19"/>
      <text:p text:style-name="P21"><text:span text:style-name="T4"><text:s/>mehÉyam <text:s/></text:span><text:span text:style-name="T5">mehÉyam</text:span><text:span text:style-name="T2"> </text:span><text:span text:style-name="T5"><text:s/></text:span><text:span text:style-name="T12">estu <text:s text:c="3"/>this person</text:span></text:p>
      <text:p text:style-name="P17"><text:span text:style-name="T4"><text:s/>lomÉyam <text:s/></text:span><text:span text:style-name="T5">lomÉyam</text:span><text:span text:style-name="T2"> </text:span><text:span text:style-name="T5"><text:s/></text:span><text:span text:style-name="T12">aquelu <text:s/>that person</text:span></text:p>
      <text:p text:style-name="P3"/>
      <text:p text:style-name="P17"><text:span text:style-name="T4"><text:s/>mehÁrom <text:s/></text:span><text:span text:style-name="T5">mehÁrom</text:span><text:span text:style-name="T2"> </text:span><text:span text:style-name="T5"><text:s/></text:span><text:span text:style-name="T12">isto <text:s text:c="3"/>this object</text:span></text:p>
      <text:p text:style-name="P17"><text:span text:style-name="T4"><text:s/>lomÁrom <text:s/></text:span><text:span text:style-name="T5">lomÁrom</text:span><text:span text:style-name="T2"> </text:span><text:span text:style-name="T5"><text:s/></text:span><text:span text:style-name="T12">aquilo <text:s/>that object</text:span></text:p>
      <text:p text:style-name="P19"/>
      <text:p text:style-name="P17"><text:span text:style-name="T4"><text:s/>mayÉ <text:s text:c="4"/></text:span><text:span text:style-name="T5">mayÉ <text:s text:c="4"/></text:span><text:span text:style-name="T12">pessoa <text:s/>person</text:span></text:p>
      <text:p text:style-name="P17"><text:span text:style-name="T4"><text:s/>morÁ <text:s text:c="4"/></text:span><text:span text:style-name="T5">morÁ <text:s text:c="4"/></text:span><text:span text:style-name="T12">objeto <text:s/>object</text:span></text:p>
      <text:p text:style-name="P14"><text:soft-page-break/>_________________________________________________________</text:p>
      <text:p text:style-name="P20"/>
      <text:p text:style-name="P17"><text:span text:style-name="T4"><text:s/>noirÓ <text:s/></text:span><text:span text:style-name="T5">nOiró </text:span><text:span text:style-name="T12"><text:s/>nada <text:s text:c="3"/>nothing</text:span></text:p>
      <text:p text:style-name="P17"><text:span text:style-name="T4"><text:s/>Órion <text:s/></text:span><text:span text:style-name="T5">óriOn </text:span><text:span text:style-name="T12"><text:s/>sombra <text:s/>shadow</text:span></text:p>
      <text:p text:style-name="P20"/>
      <text:p text:style-name="P17"><text:span text:style-name="T4"><text:s/>Óri <text:s text:c="3"/></text:span><text:span text:style-name="T5">rIo</text:span><text:span text:style-name="T12"> <text:s text:c="3"/>vácuo <text:s text:c="2"/>vacuum</text:span></text:p>
      <text:p text:style-name="P17"><text:span text:style-name="T4"><text:s/>nan <text:s text:c="3"/></text:span><text:span text:style-name="T5">nan </text:span><text:span text:style-name="T12"><text:s text:c="3"/>neutro <text:s/>neutral</text:span></text:p>
      <text:p text:style-name="P17"><text:span text:style-name="T4"><text:s/>uyÉ <text:s text:c="3"/></text:span><text:span text:style-name="T5">eUy </text:span><text:span text:style-name="T12"><text:s text:c="3"/>massa <text:s text:c="2"/>mass</text:span></text:p>
      <text:p text:style-name="P20"/>
      <text:p text:style-name="P17"><text:span text:style-name="T4"><text:s/>neuyÉ <text:s/></text:span><text:span text:style-name="T5">nEuyé </text:span><text:span text:style-name="T12"><text:s/>luz <text:s text:c="4"/>light</text:span></text:p>
      <text:p text:style-name="P17"><text:span text:style-name="T4"><text:s/>Éyuen <text:s/></text:span><text:span text:style-name="T5">éyuEn </text:span><text:span text:style-name="T12"><text:s/>tudo <text:s text:c="3"/>everything</text:span></text:p>
      <text:p text:style-name="P14">_________________________________________________________</text:p>
      <text:p text:style-name="P19"/>
      <text:p text:style-name="P17"><text:span text:style-name="T4"><text:s/>un <text:s text:c="4"/></text:span><text:span text:style-name="T5">un <text:s text:c="4"/></text:span><text:span text:style-name="T12">menos <text:s text:c="5"/>less/minus</text:span></text:p>
      <text:p text:style-name="P5"/>
      <text:p text:style-name="P17"><text:span text:style-name="T4"><text:s/>nuAun <text:s/></text:span><text:span text:style-name="T5">nuAun <text:s/></text:span><text:span text:style-name="T12">igual <text:s text:c="5"/>equal</text:span></text:p>
      <text:p text:style-name="P17"><text:span text:style-name="T4"><text:s/>mám <text:s text:c="3"/></text:span><text:span text:style-name="T5">mám <text:s text:c="3"/></text:span><text:span text:style-name="T12">parecido <text:s text:c="2"/>alike</text:span></text:p>
      <text:p text:style-name="P17"><text:span text:style-name="T4"><text:s/>niAin <text:s/></text:span><text:span text:style-name="T5">niAin <text:s/></text:span><text:span text:style-name="T12">diferente <text:s/>different</text:span></text:p>
      <text:p text:style-name="P14"/>
      <text:p text:style-name="P17"><text:span text:style-name="T4"><text:s/>ni <text:s text:c="4"/></text:span><text:span text:style-name="T5">ni <text:s text:c="4"/></text:span><text:span text:style-name="T12">mais <text:s text:c="6"/>more/plus</text:span></text:p>
      <text:p text:style-name="P14">_________________________________________________________</text:p>
      <text:p text:style-name="P13"/>
      <text:p text:style-name="P17"><text:span text:style-name="T4"><text:s/>fIsex <text:s/></text:span><text:span text:style-name="T5">fIsex <text:s/></text:span><text:span text:style-name="T12">sólido <text:s text:c="3"/>solid</text:span></text:p>
      <text:p text:style-name="P17"><text:span text:style-name="T5"><text:s/></text:span><text:span text:style-name="T4">gÉdab <text:s/></text:span><text:span text:style-name="T5">gÉdab <text:s/></text:span><text:span text:style-name="T12">líquido <text:s text:c="2"/>liquid</text:span></text:p>
      <text:p text:style-name="P17"><text:span text:style-name="T5"><text:s/></text:span><text:span text:style-name="T4">vÁzoj <text:s/></text:span><text:span text:style-name="T5">vÁzoj <text:s/></text:span><text:span text:style-name="T12">gasoso <text:s text:c="3"/>gaseous</text:span></text:p>
      <text:p text:style-name="P17"><text:span text:style-name="T5"><text:s/></text:span><text:span text:style-name="T4">kÓtup <text:s/></text:span><text:span text:style-name="T5">kÓtup <text:s/></text:span><text:span text:style-name="T12">plásmico <text:s/>plasmic</text:span></text:p>
      <text:p text:style-name="P14">_________________________________________________________</text:p>
      <text:p text:style-name="P5"/>
      <text:p text:style-name="P17"><text:span text:style-name="T4"><text:s/>gáronIn <text:s/></text:span><text:span text:style-name="T5">gáronIn <text:s/></text:span><text:span text:style-name="T12">tempo <text:s text:c="2"/>time</text:span></text:p>
      <text:p text:style-name="P17"><text:span text:style-name="T4"><text:s/>gárO <text:s text:c="4"/></text:span><text:span text:style-name="T5">gárO <text:s text:c="4"/></text:span><text:span text:style-name="T12">data <text:s text:c="3"/>date</text:span></text:p>
      <text:p text:style-name="P17"><text:span text:style-name="T4"><text:s/>Eyáx <text:s text:c="4"/></text:span><text:span text:style-name="T5">Eyáx <text:s text:c="4"/></text:span><text:span text:style-name="T12">lugar <text:s text:c="2"/>place</text:span></text:p>
      <text:p text:style-name="P17"><text:span text:style-name="T4"><text:s/>nUneyáx <text:s/></text:span><text:span text:style-name="T5">nUneyáx <text:s/></text:span><text:span text:style-name="T12">espaço <text:s/>space</text:span></text:p>
      <text:p text:style-name="P5"/>
      <text:p text:style-name="P5"/>
      <text:p text:style-name="P5"/>
      <text:p text:style-name="P5"/>
      <text:p text:style-name="P17"><text:span text:style-name="T4"><text:s/>stEnu <text:s/></text:span><text:span text:style-name="T5">stEnu <text:s/></text:span><text:span text:style-name="T12">origem <text:s text:c="3"/>origin</text:span></text:p>
      <text:p text:style-name="P17"><text:span text:style-name="T4"><text:s/>unEts <text:s/></text:span><text:span text:style-name="T5">unEts <text:s/></text:span><text:span text:style-name="T12">envio <text:s text:c="4"/>dispatch</text:span></text:p>
      <text:p text:style-name="P17"><text:span text:style-name="T4"><text:s/>net <text:s text:c="3"/></text:span><text:span text:style-name="T5">net <text:s text:c="3"/></text:span><text:span text:style-name="T12">de <text:s text:c="7"/>from</text:span></text:p>
      <text:p text:style-name="P5"/>
      <text:p text:style-name="P17"><text:span text:style-name="T4"><text:s/>zon <text:s text:c="3"/></text:span><text:span text:style-name="T5">zon <text:s text:c="3"/></text:span><text:span text:style-name="T12">para <text:s text:c="5"/>to</text:span></text:p>
      <text:p text:style-name="P17"><text:span text:style-name="T4"><text:s/>dzOni <text:s/></text:span><text:span text:style-name="T5">dzOni <text:s/></text:span><text:span text:style-name="T12">recepção <text:s/>reception</text:span></text:p>
      <text:p text:style-name="P17"><text:span text:style-name="T4"><text:s/>inOzd <text:s/></text:span><text:span text:style-name="T5">inOzd <text:s/></text:span><text:span text:style-name="T12">destino <text:s text:c="2"/>destination</text:span></text:p>
      <text:p text:style-name="P14">_________________________________________________________</text:p>
      <text:p text:style-name="P14"/>
      <text:p text:style-name="P17"><text:span text:style-name="T4"><text:s/>hayÁ <text:s/></text:span><text:span text:style-name="T5">hayÁ <text:s/></text:span><text:span text:style-name="T12">passado <text:s text:c="2"/>past</text:span></text:p>
      <text:p text:style-name="P17"><text:span text:style-name="T4"><text:s/>namÁ <text:s/></text:span><text:span text:style-name="T5">namÁ <text:s/></text:span><text:span text:style-name="T12">presente <text:s/>present</text:span></text:p>
      <text:p text:style-name="P17"><text:span text:style-name="T4"><text:s/>ralÁ <text:s/></text:span><text:span text:style-name="T5">ralÁ <text:s/></text:span><text:span text:style-name="T12">futuro <text:s text:c="3"/>future</text:span></text:p>
      <text:p text:style-name="P5"/>
      <text:p text:style-name="P22"><text:span text:style-name="T4"><text:s/>Áyah <text:s/></text:span><text:span text:style-name="T5">Áyah <text:s/></text:span><text:span text:style-name="T12">antes <text:s text:c="4"/>before</text:span></text:p>
      <text:p text:style-name="P17"><text:span text:style-name="T4"><text:s/>Áman <text:s/></text:span><text:span text:style-name="T5">Áman <text:s/></text:span><text:span text:style-name="T12">agora <text:s text:c="4"/>now</text:span></text:p>
      <text:p text:style-name="P22"><text:span text:style-name="T4"><text:s/>Álar <text:s/></text:span><text:span text:style-name="T5">Álar <text:s/></text:span><text:span text:style-name="T12">depois <text:s text:c="3"/>after</text:span></text:p>
      <text:p text:style-name="P14">_________________________________________________________</text:p>
      <text:p text:style-name="P5"/>
      <text:p text:style-name="P17"><text:soft-page-break/><text:span text:style-name="T4"><text:s/>hItxem <text:s text:c="2"/></text:span><text:span text:style-name="T5">hItxem <text:s text:c="2"/></text:span><text:span text:style-name="T12">instinto <text:s text:c="3"/>instinct</text:span></text:p>
      <text:p text:style-name="P17"><text:span text:style-name="T4"><text:s/>hitÁzul <text:s/></text:span><text:span text:style-name="T5">hitÁzul <text:s/></text:span><text:span text:style-name="T12">vida <text:s text:c="7"/>life</text:span></text:p>
      <text:p text:style-name="P17"><text:span text:style-name="T4"><text:s/>mogzUl <text:s text:c="2"/></text:span><text:span text:style-name="T5">mogzUl <text:s text:c="2"/></text:span><text:span text:style-name="T12">lógica <text:s text:c="5"/>logic</text:span></text:p>
      <text:p text:style-name="P14"/>
      <text:p text:style-name="P17"><text:span text:style-name="T4"><text:s/>hih <text:s text:c="5"/></text:span><text:span text:style-name="T5">hih <text:s text:c="5"/></text:span><text:span text:style-name="T12">não <text:s text:c="8"/>no</text:span></text:p>
      <text:p text:style-name="P17"><text:span text:style-name="T4"><text:s/>hal <text:s text:c="5"/></text:span><text:span text:style-name="T5">hal <text:s text:c="5"/></text:span><text:span text:style-name="T12">ou <text:s text:c="9"/>or</text:span></text:p>
      <text:p text:style-name="P17"><text:span text:style-name="T4"><text:s/>lah <text:s text:c="5"/></text:span><text:span text:style-name="T5">lah <text:s text:c="5"/></text:span><text:span text:style-name="T12">talvez <text:s text:c="5"/>maybe</text:span></text:p>
      <text:p text:style-name="P17"><text:span text:style-name="T4"><text:s/>lul <text:s text:c="5"/></text:span><text:span text:style-name="T5">l</text:span><text:span text:style-name="T6">u</text:span><text:span text:style-name="T5">l <text:s text:c="5"/></text:span><text:span text:style-name="T12">sim <text:s text:c="8"/>yes</text:span></text:p>
      <text:p text:style-name="P5"/>
      <text:p text:style-name="P17"><text:span text:style-name="T4"><text:s/>mextIh <text:s text:c="2"/></text:span><text:span text:style-name="T5">mextIh <text:s text:c="2"/></text:span><text:span text:style-name="T12">nunca <text:s text:c="6"/>never</text:span></text:p>
      <text:p text:style-name="P17"><text:span text:style-name="T4"><text:s/>mexÁgom <text:s/></text:span><text:span text:style-name="T5">mexÁgom </text:span><text:span text:style-name="T12"><text:s/>às vezes <text:s text:c="3"/>sometimes</text:span></text:p>
      <text:p text:style-name="P17"><text:span text:style-name="T4"><text:s/>lUzgom <text:s text:c="2"/></text:span><text:span text:style-name="T5">lUzgom <text:s text:c="2"/></text:span><text:span text:style-name="T12">sempre <text:s text:c="5"/>always</text:span></text:p>
      <text:p text:style-name="P14">_________________________________________________________</text:p>
      <text:p text:style-name="P5"/>
      <text:p text:style-name="P17"><text:span text:style-name="T4"><text:s/>liyfIl <text:s/></text:span><text:span text:style-name="T5">liyfIl <text:s/></text:span><text:span text:style-name="T12">por <text:s text:c="4"/>for</text:span></text:p>
      <text:p text:style-name="P17"><text:span text:style-name="T4"><text:s/>hUbruh <text:s/></text:span><text:span text:style-name="T5">hUbruh <text:s/></text:span><text:span text:style-name="T12">contra <text:s/>against</text:span></text:p>
      <text:p text:style-name="P14">_________________________________________________________</text:p>
      <text:p text:style-name="P5"/>
      <text:p text:style-name="P17"><text:span text:style-name="T4"><text:s/>limOn <text:s/></text:span><text:span text:style-name="T5">lImon <text:s/></text:span><text:span text:style-name="T12">necessidade <text:s/>necessity</text:span></text:p>
      <text:p text:style-name="P17"><text:span text:style-name="T4"><text:s/>nEmuh <text:s/></text:span><text:span text:style-name="T5">nemUh <text:s/></text:span><text:span text:style-name="T12">desejo <text:s text:c="6"/>desire</text:span></text:p>
      <text:p text:style-name="P5"/>
      <text:p text:style-name="P17"><text:span text:style-name="T4"><text:s/>nomIl <text:s/></text:span><text:span text:style-name="T5">nOmil <text:s/></text:span><text:span text:style-name="T12">trabalho <text:s text:c="4"/>work</text:span></text:p>
      <text:p text:style-name="P17"><text:span text:style-name="T4"><text:s/>hUmen <text:s/></text:span><text:span text:style-name="T5">humEn <text:s/></text:span><text:span text:style-name="T12">descanso <text:s text:c="4"/>rest</text:span></text:p>
      <text:p text:style-name="P14">_________________________________________________________</text:p>
      <text:p text:style-name="P14"/>
      <text:p text:style-name="P17"><text:span text:style-name="T4"><text:s/>pOuj <text:s/></text:span><text:span text:style-name="T5">pOuj <text:s/></text:span><text:span text:style-name="T12">dentro <text:s text:c="3"/>in</text:span></text:p>
      <text:p text:style-name="P17"><text:span text:style-name="T4"><text:s/>kiEv <text:s/></text:span><text:span text:style-name="T5">kiEv <text:s/></text:span><text:span text:style-name="T12">fora <text:s text:c="5"/>out</text:span></text:p>
      <text:p text:style-name="P5"/>
      <text:p text:style-name="P17"><text:span text:style-name="T4"><text:s/>juOp <text:s/></text:span><text:span text:style-name="T5">juOp <text:s/></text:span><text:span text:style-name="T12">abrigo <text:s text:c="3"/>shelter</text:span></text:p>
      <text:p text:style-name="P17"><text:span text:style-name="T4"><text:s/>vEik <text:s/></text:span><text:span text:style-name="T5">vEik <text:s/></text:span><text:span text:style-name="T12">natureza <text:s/>nature</text:span></text:p>
      <text:p text:style-name="P14"/>
      <text:p text:style-name="P5"/>
      <text:p text:style-name="P17"><text:span text:style-name="T4"><text:s/>krIpt <text:s/></text:span><text:span text:style-name="T5">krIput <text:s/></text:span><text:span text:style-name="T12">construção <text:s/>construction</text:span></text:p>
      <text:p text:style-name="P17"><text:span text:style-name="T4"><text:s/>iuÁiu <text:s/></text:span><text:span text:style-name="T5">iuÁiu <text:s text:c="2"/></text:span><text:span text:style-name="T12">sensação <text:s text:c="3"/>sensation</text:span></text:p>
      <text:p text:style-name="P17"><text:span text:style-name="T4"><text:s/>zvUyj <text:s/></text:span><text:span text:style-name="T5">zivUyj <text:s/></text:span><text:span text:style-name="T12">destruição <text:s/>destruction</text:span></text:p>
      <text:p text:style-name="P14">_________________________________________________________</text:p>
      <text:p text:style-name="P5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7"><text:span text:style-name="T4"><text:s/>indjÁksnu <text:s/></text:span><text:span text:style-name="T5">indjÁksnu <text:s/></text:span><text:span text:style-name="T12">quantidade <text:s/>quantity</text:span></text:p>
      <text:p text:style-name="P5"/>
      <text:p text:style-name="P17"><text:span text:style-name="T4"><text:s/>indjÁ <text:s text:c="5"/></text:span><text:span text:style-name="T5">indjÁ <text:s text:c="5"/></text:span><text:span text:style-name="T12">pouco <text:s text:c="6"/>few</text:span></text:p>
      <text:p text:style-name="P17"><text:span text:style-name="T4"><text:s/>Áksnu <text:s text:c="5"/></text:span><text:span text:style-name="T5">Áksnu <text:s text:c="5"/></text:span><text:span text:style-name="T12">muito <text:s text:c="6"/>many</text:span></text:p>
      <text:p text:style-name="P5"/>
      <text:p text:style-name="P17"><text:span text:style-name="T4"><text:s/>in <text:s text:c="8"/></text:span><text:span text:style-name="T5">in</text:span><text:span text:style-name="T12"> <text:s text:c="8"/>singular <text:s text:c="3"/>singular</text:span></text:p>
      <text:p text:style-name="P17"><text:span text:style-name="T4"><text:s/>nu <text:s text:c="8"/></text:span><text:span text:style-name="T5">nu</text:span><text:span text:style-name="T12"> <text:s text:c="8"/>plural <text:s text:c="5"/>plural</text:span></text:p>
      <text:p text:style-name="P14">_________________________________________________________</text:p>
      <text:p text:style-name="P5"/>
      <text:p text:style-name="P17"><text:span text:style-name="T4"><text:s/>hiskÁjdul <text:s/></text:span><text:span text:style-name="T5">hiskÁjdul</text:span><text:span text:style-name="T12"> <text:s/>qualidade <text:s/>quality</text:span></text:p>
      <text:p text:style-name="P5"/>
      <text:p text:style-name="P17"><text:span text:style-name="T4"><text:s/>hIská <text:s text:c="5"/></text:span><text:span text:style-name="T5">hIská</text:span><text:span text:style-name="T12"> <text:s text:c="5"/>mal <text:s text:c="7"/>bad</text:span></text:p>
      <text:p text:style-name="P17"><text:span text:style-name="T4"><text:s/>ájdUl <text:s text:c="5"/></text:span><text:span text:style-name="T5">ájdUl</text:span><text:span text:style-name="T12"> <text:s text:c="5"/>bem <text:s text:c="7"/>well</text:span></text:p>
      <text:p text:style-name="P5"/>
      <text:p text:style-name="P17"><text:span text:style-name="T4"><text:s/>áksIh <text:s text:c="5"/></text:span><text:span text:style-name="T5">áksIh</text:span><text:span text:style-name="T12"> <text:s text:c="5"/>mau <text:s text:c="7"/>evil</text:span></text:p>
      <text:p text:style-name="P17"><text:span text:style-name="T4"><text:s/>lUdjá <text:s text:c="5"/></text:span><text:span text:style-name="T5">lUdjá</text:span><text:span text:style-name="T12"> <text:s text:c="5"/>bom <text:s text:c="7"/>nice</text:span></text:p>
      <text:p text:style-name="P14">_________________________________________________________</text:p>
      <text:p text:style-name="P15"/>
      <text:p text:style-name="P17"><text:span text:style-name="T4"><text:s/>ijnÉónku <text:s/></text:span><text:span text:style-name="T5">ijnAnku <text:s text:c="2"/></text:span><text:span text:style-name="T12">tamanho <text:s/>size</text:span></text:p>
      <text:p text:style-name="P5"/>
      <text:p text:style-name="P17"><text:span text:style-name="T4"><text:s/>ijnÉ <text:s text:c="5"/></text:span><text:span text:style-name="T5">ijnA <text:s text:c="5"/></text:span><text:span text:style-name="T12">pequeno <text:s/>small</text:span></text:p>
      <text:p text:style-name="P17"><text:span text:style-name="T4"><text:s/>Ónku <text:s text:c="5"/></text:span><text:span text:style-name="T5">Anku <text:s text:c="5"/></text:span><text:span text:style-name="T12">grande <text:s text:c="2"/>big</text:span></text:p>
      <text:p text:style-name="P5"/>
      <text:p text:style-name="P17"><text:soft-page-break/><text:span text:style-name="T4"><text:s/>Énji <text:s text:c="5"/></text:span><text:span text:style-name="T5">Anji <text:s text:c="5"/></text:span><text:span text:style-name="T12">menor <text:s text:c="3"/>smaller</text:span></text:p>
      <text:p text:style-name="P17"><text:span text:style-name="T4"><text:s/>uknÓ <text:s text:c="5"/></text:span><text:span text:style-name="T5">uknA <text:s text:c="5"/></text:span><text:span text:style-name="T12">maior </text:span><text:span text:style-name="T15"><text:s/></text:span><text:span text:style-name="T12"><text:s text:c="2"/>bigger</text:span></text:p>
      <text:p text:style-name="P14">_________________________________________________________</text:p>
      <text:p text:style-name="P5"/>
      <text:p text:style-name="P17"><text:span text:style-name="T4"><text:s/>udxÁgsi <text:s/></text:span><text:span text:style-name="T5">utxÁgzi <text:s/></text:span><text:span text:style-name="T12">ciclo <text:s text:c="4"/>cicle</text:span></text:p>
      <text:p text:style-name="P20"/>
      <text:p text:style-name="P17"><text:span text:style-name="T4"><text:s/>udxÉ <text:s text:c="4"/></text:span><text:span text:style-name="T5">utxÁ <text:s text:c="4"/></text:span><text:span text:style-name="T12">início <text:s text:c="3"/>start</text:span></text:p>
      <text:p text:style-name="P17"><text:span text:style-name="T4"><text:s/>Égsi <text:s text:c="4"/></text:span><text:span text:style-name="T5">Ágzi <text:s text:c="4"/></text:span><text:span text:style-name="T12">fim <text:s text:c="6"/>finish</text:span></text:p>
      <text:p text:style-name="P5"/>
      <text:p text:style-name="P17"><text:span text:style-name="T4"><text:s/>xÁut <text:s text:c="4"/></text:span><text:span text:style-name="T5">xÁut <text:s text:c="4"/></text:span><text:span text:style-name="T12">questão <text:s text:c="2"/>question</text:span></text:p>
      <text:p text:style-name="P17"><text:span text:style-name="T4"><text:s/>ziÁg <text:s text:c="4"/></text:span><text:span text:style-name="T5">ziÁg <text:s text:c="4"/></text:span><text:span text:style-name="T12">resposta <text:s/>answer</text:span></text:p>
      <text:p text:style-name="P14">_________________________________________________________</text:p>
      <text:p text:style-name="P19"/>
      <text:p text:style-name="P17"><text:span text:style-name="T4"><text:s/>mehrAylom <text:s/></text:span><text:span text:style-name="T5">mehrÁylom <text:s/></text:span><text:span text:style-name="T12">distância <text:s/>distance</text:span></text:p>
      <text:p text:style-name="P17"><text:span text:style-name="T5"><text:line-break/> </text:span><text:span text:style-name="T4">mehrÁ <text:s text:c="5"/></text:span><text:span text:style-name="T5">mehrÁ <text:s text:c="5"/></text:span><text:span text:style-name="T12">perto <text:s text:c="5"/>near</text:span></text:p>
      <text:p text:style-name="P17"><text:span text:style-name="T4"><text:s/>Áylom <text:s text:c="5"/></text:span><text:span text:style-name="T5">Áylom <text:s text:c="5"/></text:span><text:span text:style-name="T12">longe <text:s text:c="5"/>far</text:span></text:p>
      <text:p text:style-name="P5"/>
      <text:p text:style-name="P17"><text:span text:style-name="T4"><text:s/>meh <text:s text:c="7"/></text:span><text:span text:style-name="T5">meh <text:s text:c="7"/></text:span><text:span text:style-name="T12">aqui <text:s text:c="6"/>here</text:span></text:p>
      <text:p text:style-name="P17"><text:span text:style-name="T4"><text:s/>lom <text:s text:c="7"/></text:span><text:span text:style-name="T5">lom <text:s text:c="7"/></text:span><text:span text:style-name="T12">ali <text:s text:c="7"/>there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5"><text:s/>Ihen lImon nOmik un humEn .</text:p>
      <text:p text:style-name="P20"><text:s/>Ihen lImon nOmil un humEn .</text:p>
      <text:p text:style-name="P14"/>
      <text:p text:style-name="P17"><text:span text:style-name="T15"><text:s/></text:span><text:span text:style-name="T12">Eu necessidade trabalho mais descanso.</text:span></text:p>
      <text:p text:style-name="P16"><text:s/>Eu preciso de trabalho e descanso.</text:p>
      <text:p text:style-name="P16"/>
      <text:p text:style-name="P16"><text:s/>I necessity work plus rest.</text:p>
      <text:p text:style-name="P16"><text:s/>I need to work and rest.</text:p>
      <text:p text:style-name="P14">_________________________________________________________</text:p>
      <text:p text:style-name="P20"/>
      <text:p text:style-name="P5"><text:s/>Ihen nu</text:p>
      <text:p text:style-name="P20"><text:s/>Ihen nu</text:p>
      <text:p text:style-name="P14"/>
      <text:p text:style-name="P16"><text:s/>Eu plural</text:p>
      <text:p text:style-name="P16"><text:s/>Nós</text:p>
      <text:p text:style-name="P16"/>
      <text:p text:style-name="P16"><text:s/>I plural</text:p>
      <text:p text:style-name="P16"><text:s/>We</text:p>
      <text:p text:style-name="P14">_________________________________________________________</text:p>
      <text:p text:style-name="P14"/>
      <text:p text:style-name="P14"/>
      <text:p text:style-name="P14"/>
      <text:p text:style-name="P14"/>
      <text:p text:style-name="P14"/>
      <text:p text:style-name="P14"/>
      <text:p text:style-name="P14"><text:soft-page-break/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_________________________________________________________</text:p>
      <text:p text:style-name="P17"><text:span text:style-name="T5">belIm trabalho . </text:span><text:span text:style-name="T7">trabalhar</text:span><text:span text:style-name="T5"> . entender antes, fazer depois</text:span></text:p>
      <text:p text:style-name="P17"><text:span text:style-name="T5">milEb mente . </text:span><text:span text:style-name="T7">entender</text:span></text:p>
      <text:p text:style-name="P19"/>
      <text:p text:style-name="P17"><text:span text:style-name="T5">mInu <text:s/>improviso . </text:span><text:span text:style-name="T7">improvisar</text:span><text:span text:style-name="T5"> .... entender e fazer juntos</text:span></text:p>
      <text:p text:style-name="P17"><text:span text:style-name="T5">nUmi <text:s/>descanso . </text:span><text:span text:style-name="T7">descansar</text:span><text:span text:style-name="T5"> ...... não entender, nem fazer</text:span></text:p>
      <text:p text:style-name="P19"/>
      <text:p text:style-name="P17"><text:span text:style-name="T5">nuhÓf corpo . </text:span><text:span text:style-name="T7">fazer</text:span></text:p>
      <text:p text:style-name="P17"><text:span text:style-name="T5">fóhUn estudo . </text:span><text:span text:style-name="T7">estudar</text:span><text:span text:style-name="T5"> ..... fazer antes, entender depois</text:span></text:p>
      <text:p text:style-name="P19"/>
      <text:p text:style-name="P14">_________________________________________________________</text:p>
      <text:p text:style-name="P20">sódjU dever .............................. dor controlada</text:p>
      <text:p text:style-name="P20">deskI prazer ........................... vício controlado</text:p>
      <text:p text:style-name="P19"/>
      <text:p text:style-name="P17"><text:span text:style-name="T5">sÓde <text:s/>controle . </text:span><text:span text:style-name="T7">controlar</text:span></text:p>
      <text:p text:style-name="P17"><text:span text:style-name="T5">Ujik <text:s/>descontrole . </text:span><text:span text:style-name="T7">descontrolar</text:span></text:p>
      <text:p text:style-name="P19"/>
      <text:p text:style-name="P20">ujdÓs dor ........................... dever descontrolado</text:p>
      <text:p text:style-name="P20">iksEd vício ........................ prazer descontrolado</text:p>
      <text:p text:style-name="P19"/>
      <text:p text:style-name="P14">_________________________________________________________</text:p>
      <text:p text:style-name="P17"><text:span text:style-name="T5">nailÓb amor . </text:span><text:span text:style-name="T7">amar</text:span><text:span text:style-name="T5"> .......... poder dar sua vida por algo</text:span></text:p>
      <text:p text:style-name="P17"><text:span text:style-name="T5">máuhEf ódio . </text:span><text:span text:style-name="T7">odiar</text:span><text:span text:style-name="T5"> ...... poder dar sua vida contra algo</text:span></text:p>
      <text:p text:style-name="P19"/>
      <text:p text:style-name="P17"><text:span text:style-name="T5">lóbnAi construção . </text:span><text:span text:style-name="T7">construir</text:span></text:p>
      <text:p text:style-name="P17"><text:span text:style-name="T5">hefmÁu destruição . </text:span><text:span text:style-name="T7">destruir</text:span></text:p>
      <text:p text:style-name="P19"><text:soft-page-break/></text:p>
      <text:p text:style-name="P20">ianbÓl ferramenta</text:p>
      <text:p text:style-name="P20">uámfEh armamento</text:p>
      <text:p text:style-name="P19"/>
      <text:p text:style-name="P14">_________________________________________________________</text:p>
      <text:p text:style-name="P17"><text:span text:style-name="T5">nóxI sensação . </text:span><text:span text:style-name="T7">sentir</text:span></text:p>
      <text:p text:style-name="P17"><text:span text:style-name="T5">megU causa . </text:span><text:span text:style-name="T7">causar</text:span></text:p>
      <text:p text:style-name="P19"/>
      <text:p text:style-name="P19"/>
      <text:p text:style-name="P14">_________________________________________________________</text:p>
      <text:p text:style-name="P20">fInpum ano ............ tempo de giro ao redor da Estrela</text:p>
      <text:p text:style-name="P20">sIntum período .... o que for melhor para o corpo celeste</text:p>
      <text:p text:style-name="P20">xInkum mês .................................... 4 semanas</text:p>
      <text:p text:style-name="P20">gInjum semana .................................... 8 dias</text:p>
      <text:p text:style-name="P19"/>
      <text:p text:style-name="P20">dInzum dia ....... tempo de giro ao redor do próprio eixo</text:p>
      <text:p text:style-name="P20">bInvum hora ................................. 1/32 do dia</text:p>
      <text:p text:style-name="P20">hInlum minuto .............................. 1/32 da hora</text:p>
      <text:p text:style-name="P20">yInrum segundo ........................... 1/32 do minuto</text:p>
      <text:p text:style-name="P20"/>
      <text:p text:style-name="P14">_________________________________________________________</text:p>
      <text:p text:style-name="P20">reksmÁandjóy contraste</text:p>
      <text:p text:style-name="P19"/>
      <text:p text:style-name="P17"><text:span text:style-name="T5">reksmÁ <text:s text:c="6"/>escuro . </text:span><text:span text:style-name="T7">escurecer</text:span></text:p>
      <text:p text:style-name="P17"><text:span text:style-name="T5">andjÓy <text:s text:c="6"/>claro . </text:span><text:span text:style-name="T7">clarear</text:span><text:span text:style-name="T5"> </text:span></text:p>
      <text:p text:style-name="P19"/>
      <text:p text:style-name="P14">_________________________________________________________</text:p>
      <text:p text:style-name="P20">litxIugzuh velocidade</text:p>
      <text:p text:style-name="P19"/>
      <text:p text:style-name="P17"><text:span text:style-name="T5">litxI <text:s text:c="5"/>devagar . </text:span><text:span text:style-name="T7">desacelerar</text:span><text:span text:style-name="T5"><text:line-break/>ugzUh <text:s text:c="5"/>rápido . </text:span><text:span text:style-name="T7">acelerar</text:span></text:p>
      <text:p text:style-name="P19"/>
      <text:p text:style-name="P17"><text:span text:style-name="T5">ixtIl <text:s text:c="5"/>estagnação . </text:span><text:span text:style-name="T7">parar</text:span></text:p>
      <text:p text:style-name="P17"><text:span text:style-name="T5">huzgU <text:s text:c="5"/>movimento . </text:span><text:span text:style-name="T7">mover</text:span></text:p>
      <text:p text:style-name="P19"/>
      <text:p text:style-name="P14">_________________________________________________________</text:p>
      <text:p text:style-name="P19"/>
      <text:p text:style-name="P19"/>
      <text:p text:style-name="P19"/>
      <text:p text:style-name="P13"/>
      <text:p text:style-name="P13"/>
      <text:p text:style-name="P13"/>
      <text:p text:style-name="P13"/>
      <text:p text:style-name="P13"/>
      <text:p text:style-name="P16">- <text:s/>- <text:s/>- <text:s/>- <text:s/>- <text:s/>- <text:s/>- <text:s/>- <text:s/>- <text:s/>- <text:s/>- <text:s/>- <text:s/>- <text:s/>- <text:s/>- <text:s/>- <text:s/>- <text:s/>- <text:s/>- <text:s/></text:p>
      <text:p text:style-name="P16">pádjiuxreb • humor</text:p>
      <text:p text:style-name="P15"/>
      <text:p text:style-name="P17"><text:span text:style-name="T12">pádji • tristeza = desorganização; </text:span><text:span text:style-name="T13">entristecer = desorgan</text:span></text:p>
      <text:p text:style-name="P17"><text:span text:style-name="T12">uxreb • felicidade = organização; </text:span><text:span text:style-name="T13">alegrar = organizar</text:span><text:span text:style-name="T12"> </text:span></text:p>
      <text:p text:style-name="P15"/>
      <text:p text:style-name="P16">- <text:s/>- <text:s/>- <text:s/>- <text:s/>- <text:s/>- <text:s/>- <text:s/>- <text:s/>- <text:s/>- <text:s/>- <text:s/>- <text:s/>- <text:s/>- <text:s/>- <text:s/>- <text:s/>- <text:s/>- <text:s/>- <text:s/></text:p>
      <text:p text:style-name="P16"><text:soft-page-break/>némáhmeha∆ • profundidade</text:p>
      <text:p text:style-name="P15"/>
      <text:p text:style-name="P17"><text:span text:style-name="T12">némáh <text:s text:c="5"/>• raso = fácil; </text:span><text:span text:style-name="T13">rasear = simplificar</text:span></text:p>
      <text:p text:style-name="P17"><text:span text:style-name="T12">meha∆ <text:s text:c="5"/>• fundo = difícil; </text:span><text:span text:style-name="T13">afundar = dificultar</text:span></text:p>
      <text:p text:style-name="P15"/>
      <text:p text:style-name="P15"/>
      <text:p text:style-name="P16">- <text:s/>- <text:s/>- <text:s/>- <text:s/>- <text:s/>- <text:s/>- <text:s/>- <text:s/>- <text:s/>- <text:s/>- <text:s/>- <text:s/>- <text:s/>- <text:s/>- <text:s/>- <text:s/>- <text:s/>- <text:s/>- <text:s/></text:p>
      <text:p text:style-name="P16">g∆aiuénk • pressão<text:line-break/></text:p>
      <text:p text:style-name="P17"><text:span text:style-name="T12">g∆ai <text:s text:c="4"/>• fraco; </text:span><text:span text:style-name="T13">enfraquecer</text:span></text:p>
      <text:p text:style-name="P17"><text:span text:style-name="T12">uénk <text:s text:c="4"/>• forte; </text:span><text:span text:style-name="T13">fortalecer</text:span></text:p>
      <text:p text:style-name="P15"/>
      <text:p text:style-name="P16">- <text:s/>- <text:s/>- <text:s/>- <text:s/>- <text:s/>- <text:s/>- <text:s/>- <text:s/>- <text:s/>- <text:s/>- <text:s/>- <text:s/>- <text:s/>- <text:s/>- <text:s/>- <text:s/>- <text:s/>- <text:s/>- <text:s/></text:p>
      <text:p text:style-name="P16">ágibpuke • volume</text:p>
      <text:p text:style-name="P15"/>
      <text:p text:style-name="P17"><text:span text:style-name="T12">ágib <text:s text:c="4"/>• vazio; </text:span><text:span text:style-name="T13">esvaziar</text:span></text:p>
      <text:p text:style-name="P17"><text:span text:style-name="T12">puke <text:s text:c="4"/>• cheio; </text:span><text:span text:style-name="T13">encher</text:span></text:p>
      <text:p text:style-name="P15"/>
      <text:p text:style-name="P16">- <text:s/>- <text:s/>- <text:s/>- <text:s/>- <text:s/>- <text:s/>- <text:s/>- <text:s/>- <text:s/>- <text:s/>- <text:s/>- <text:s/>- <text:s/>- <text:s/>- <text:s/>- <text:s/>- <text:s/>- <text:s/>- <text:s/></text:p>
      <text:p text:style-name="P16">zoukgióf • peso</text:p>
      <text:p text:style-name="P15"/>
      <text:p text:style-name="P17"><text:span text:style-name="T12">zouk <text:s text:c="4"/>• leve; </text:span><text:span text:style-name="T13">reduzir carga</text:span></text:p>
      <text:p text:style-name="P17"><text:span text:style-name="T12">gióf <text:s text:c="4"/>• pesado; </text:span><text:span text:style-name="T13">aumentar carga</text:span></text:p>
      <text:p text:style-name="P15"/>
      <text:p text:style-name="P15"/>
      <text:p text:style-name="P16">- <text:s/>- <text:s/>- <text:s/>- <text:s/>- <text:s/>- <text:s/>- <text:s/>- <text:s/>- <text:s/>- <text:s/>- <text:s/>- <text:s/>- <text:s/>- <text:s/>- <text:s/>- <text:s/>- <text:s/>- <text:s/>- <text:s/></text:p>
      <text:p text:style-name="P16">eszótlofvá • largura = espessura</text:p>
      <text:p text:style-name="P15"/>
      <text:p text:style-name="P17"><text:span text:style-name="T12">eszót <text:s text:c="5"/>• estreito = fino ; </text:span><text:span text:style-name="T13">estreitar = afinar</text:span><text:span text:style-name="T12"> </text:span></text:p>
      <text:p text:style-name="P17"><text:span text:style-name="T12">lofvá <text:s text:c="5"/>• largo = grosso ; </text:span><text:span text:style-name="T13">alargar = engrossar</text:span></text:p>
      <text:p text:style-name="P15"/>
      <text:p text:style-name="P16">- <text:s/>- <text:s/>- <text:s/>- <text:s/>- <text:s/>- <text:s/>- <text:s/>- <text:s/>- <text:s/>- <text:s/>- <text:s/>- <text:s/>- <text:s/>- <text:s/>- <text:s/>- <text:s/>- <text:s/>- <text:s/>- <text:s/></text:p>
      <text:p text:style-name="P16">atdiurlé • comprimento</text:p>
      <text:p text:style-name="P15"/>
      <text:p text:style-name="P16">atdi <text:s text:c="4"/>• curto; encurtar</text:p>
      <text:p text:style-name="P16">urlé <text:s text:c="4"/>• longo; alongar</text:p>
      <text:p text:style-name="P15"/>
      <text:p text:style-name="P16">- <text:s/>- <text:s/>- <text:s/>- <text:s/>- <text:s/>- <text:s/>- <text:s/>- <text:s/>- <text:s/>- <text:s/>- <text:s/>- <text:s/>- <text:s/>- <text:s/>- <text:s/>- <text:s/>- <text:s/>- <text:s/>- <text:s/></text:p>
      <text:p text:style-name="P16">itxitlujlu • altura</text:p>
      <text:p text:style-name="P15"/>
      <text:p text:style-name="P16">itxit <text:s text:c="5"/>• baixo; abaixar</text:p>
      <text:p text:style-name="P16">lujlu <text:s text:c="5"/>• alto; levantar</text:p>
      <text:p text:style-name="P15"/>
      <text:p text:style-name="P16">- <text:s/>- <text:s/>- <text:s/>- <text:s/>- <text:s/>- <text:s/>- <text:s/>- <text:s/>- <text:s/>- <text:s/>- <text:s/>- <text:s/>- <text:s/>- <text:s/>- <text:s/>- <text:s/>- <text:s/>- <text:s/>- <text:s/></text:p>
      <text:p text:style-name="P16">nekriudgá∆ • temperatura<text:line-break/></text:p>
      <text:p text:style-name="P17"><text:span text:style-name="T12">nekri <text:s text:c="5"/>• frio; </text:span><text:span text:style-name="T13">esfriar</text:span></text:p>
      <text:p text:style-name="P17"><text:span text:style-name="T12">udgá∆ <text:s text:c="5"/>• quente; </text:span><text:span text:style-name="T13">esquentar</text:span></text:p>
      <text:p text:style-name="P16"><text:line-break/>- <text:s/>- <text:s/>- <text:s/>- <text:s/>- <text:s/>- <text:s/>- <text:s/>- <text:s/>- <text:s/>- <text:s/>- <text:s/>- <text:s/>- <text:s/>- <text:s/>- <text:s/>- <text:s/>- <text:s/>- <text:s/>- <text:s/></text:p>
      <text:p text:style-name="P16">áutsvlie • densidade</text:p>
      <text:p text:style-name="P15"><text:soft-page-break/></text:p>
      <text:p text:style-name="P17"><text:span text:style-name="T12">áuts <text:s text:c="4"/>• sólido; </text:span><text:span text:style-name="T13">endurecer</text:span></text:p>
      <text:p text:style-name="P17"><text:span text:style-name="T12">vlie <text:s text:c="4"/>• etéreo; </text:span><text:span text:style-name="T13">amolecer</text:span></text:p>
      <text:p text:style-name="P52"/>
      <text:p text:style-name="P52"/>
      <text:p text:style-name="P55">áx názg durbátulUk</text:p>
      <text:p text:style-name="P59">One ring to rule them all</text:p>
      <text:p text:style-name="P23"/>
      <text:p text:style-name="P27">áx názg gimbátUl</text:p>
      <text:p text:style-name="P60">One ring to find them</text:p>
      <text:p text:style-name="P24"/>
      <text:p text:style-name="P27">áx názg ssrákátulUk</text:p>
      <text:p text:style-name="P60">One ring to bring them all</text:p>
      <text:p text:style-name="P23"/>
      <text:p text:style-name="P27">ág bUrzun Ixi krimpátUl</text:p>
      <text:p text:style-name="P60">And in the darkness bind them</text:p>
      <text:p text:style-name="P25"/>
      <text:p text:style-name="P25"/>
      <text:p text:style-name="P25"><text:s/>1+0=1 <text:s text:c="3"/>4-4=0</text:p>
      <text:p text:style-name="P25"><text:s/>1+1=2 <text:s text:c="3"/>4-3=1</text:p>
      <text:p text:style-name="P25"><text:s/>1+2=3 <text:s text:c="3"/>4-2=2</text:p>
      <text:p text:style-name="P25"><text:s/>1+3=4 <text:s text:c="3"/>4-1=3</text:p>
      <text:p text:style-name="P25"/>
      <text:p text:style-name="P25"><text:s/>2*0=0 <text:s text:c="3"/>4/0=0</text:p>
      <text:p text:style-name="P25"><text:s/>2*1=2 <text:s text:c="3"/>4/1=4</text:p>
      <text:p text:style-name="P25"><text:s/>2*2=4 <text:s text:c="3"/>4/2=2</text:p>
      <text:p text:style-name="P25"><text:s/>2*3=6 <text:s text:c="3"/>4/3=1.5,</text:p>
      <text:p text:style-name="P25"/>
      <text:p text:style-name="P25"><text:s/>0&lt;1</text:p>
      <text:p text:style-name="P25"><text:s/>0=0</text:p>
      <text:p text:style-name="P25"><text:s/>0&gt;-1</text:p>
      <text:p text:style-name="P26"/>
      <text:p text:style-name="P27"/>
      <text:p text:style-name="P57">i0u</text:p>
      <text:p text:style-name="P57"/>
      <text:p text:style-name="P57"/>
      <text:p text:style-name="P7"><text:span text:style-name="T16">ábIjmu abismo ábIzm</text:span><text:span text:style-name="T17">u</text:span></text:p>
      <text:p text:style-name="P58"/>
      <text:p text:style-name="P58"/>
      <text:p text:style-name="P58"/>
      <text:p text:style-name="P62">kOisás jenÉrikás eskrItás pra demonstrÁy meliÓy á fOntx .</text:p>
      <text:p text:style-name="P58"/>
      <text:p text:style-name="P5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czar1" svg:font-family="Eczar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Lucida Grande" svg:font-family="'Lucida Grande'" style:font-family-generic="roman" style:font-pitch="variable"/>
    <style:font-face style:name="fonetika I" svg:font-family="'fonetika I'" style:font-family-generic="roman" style:font-pitch="variable"/>
    <style:font-face style:name="fonetika II" svg:font-family="'fonetika II'" style:font-family-generic="roman" style:font-pitch="variable"/>
    <style:font-face style:name="fonetika II Regular" svg:font-family="'fonetika II Regular'" style:font-family-generic="roman" style:font-pitch="variable"/>
    <style:font-face style:name="fonetika III" svg:font-family="'fonetika III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Bitstream Vera Sans" svg:font-family="'Bitstream Vera Sans'" style:font-family-generic="system" style:font-pitch="variable"/>
    <style:font-face style:name="Cambria1" svg:font-family="Cambria" style:font-family-generic="system" style:font-pitch="variable"/>
    <style:font-face style:name="Courier1" svg:font-family="Courier" style:font-family-generic="system" style:font-pitch="variable"/>
    <style:font-face style:name="Courier New1" svg:font-family="'Courier New'" style:font-family-generic="system" style:font-pitch="variable"/>
    <style:font-face style:name="Eczar" svg:font-family="Eczar" style:font-family-generic="system" style:font-pitch="variable"/>
    <style:font-face style:name="Lucida Grande1" svg:font-family="'Lucida Grande'" style:font-family-generic="system" style:font-pitch="variable"/>
    <style:font-face style:name="fonetika I1" svg:font-family="'fonetika I'" style:font-family-generic="system" style:font-pitch="variable"/>
    <style:font-face style:name="fonetika II1" svg:font-family="'fonetika II'" style:font-family-generic="system" style:font-pitch="variable"/>
    <style:font-face style:name="fonetika II Regular1" svg:font-family="'fonetika II Regular'" style:font-family-generic="system" style:font-pitch="variable"/>
    <style:font-face style:name="fonetika III1" svg:font-family="'fonetika II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2pt" fo:letter-spacing="normal" fo:language="pt" fo:country="BR" style:letter-kerning="false" style:font-name-asian="Cambria1" style:font-size-asian="12pt" style:language-asian="ja" style:country-asian="JP" style:font-name-complex="Cambria1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etter-spacing="normal" fo:language="pt" fo:country="BR" style:letter-kerning="false" style:font-name-asian="Cambria1" style:font-size-asian="12pt" style:language-asian="ja" style:country-asian="JP" style:font-name-complex="Cambria1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loext:graphic-properties draw:fill-color="#ffffff"/>
      <style:paragraph-properties fo:margin-left="0cm" fo:margin-right="0cm" fo:margin-top="0cm" fo:margin-bottom="0.353cm" loext:contextual-spacing="false" fo:line-height="100%" fo:text-align="start" style:justify-single-word="false" fo:orphans="2" fo:widows="2" fo:text-indent="0cm" style:auto-text-indent="false" fo:padding="0cm" fo:border="none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Eczar" style:font-family-complex="Eczar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Eczar1" style:font-family-complex="Eczar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Eczar1" style:font-family-complex="Eczar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Eczar1" style:font-family-complex="Eczar"/>
    </style:style>
    <style:style style:name="Heading_20_1" style:display-name="Heading 1" style:family="paragraph" style:parent-style-name="Standard" style:default-outline-level="" style:class="text">
      <style:paragraph-properties fo:margin-top="0.847cm" fo:margin-bottom="0cm" loext:contextual-spacing="false" fo:keep-together="always" fo:keep-with-next="always"/>
      <style:text-properties fo:color="#000000" style:font-name="Arial" fo:font-family="Arial" style:font-family-generic="roman" style:font-pitch="variable" fo:font-size="24pt" fo:font-weight="bold" style:font-name-asian="Arial1" style:font-family-asian="Arial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default-outline-level="" style:class="text">
      <style:paragraph-properties fo:margin-top="0.353cm" fo:margin-bottom="0cm" loext:contextual-spacing="false" fo:keep-together="always" fo:keep-with-next="always"/>
      <style:text-properties fo:color="#000000" style:font-name="Arial" fo:font-family="Arial" style:font-family-generic="roman" style:font-pitch="variable" fo:font-size="20pt" fo:font-weight="bold" style:font-name-asian="Arial1" style:font-family-asian="Arial" style:font-family-generic-asian="system" style:font-pitch-asian="variable" style:font-size-asian="20pt" style:font-weight-asian="bold" style:font-name-complex="Arial1" style:font-family-complex="Arial" style:font-family-generic-complex="system" style:font-pitch-complex="variable" style:font-weight-complex="bold"/>
    </style:style>
    <style:style style:name="Heading_20_3" style:display-name="Heading 3" style:family="paragraph" style:parent-style-name="Standard" style:default-outline-level="" style:class="text">
      <style:paragraph-properties fo:margin-top="0.353cm" fo:margin-bottom="0cm" loext:contextual-spacing="false" fo:keep-together="always" fo:keep-with-next="always"/>
      <style:text-properties fo:color="#000000" style:font-name="Arial" fo:font-family="Arial" style:font-family-generic="roman" style:font-pitch="variable" fo:font-size="18pt" fo:font-style="italic" fo:font-weight="bold" style:font-name-asian="Arial1" style:font-family-asian="Arial" style:font-family-generic-asian="system" style:font-pitch-asian="variable" style:font-size-asian="18pt" style:font-style-asian="italic" style:font-weight-asian="bold" style:font-name-complex="Arial1" style:font-family-complex="Arial" style:font-family-generic-complex="system" style:font-pitch-complex="variable" style:font-size-complex="18pt" style:font-style-complex="italic" style:font-weight-complex="bold"/>
    </style:style>
    <style:style style:name="Heading_20_4" style:display-name="Heading 4" style:family="paragraph" style:parent-style-name="Standard" style:default-outline-level="" style:class="text">
      <style:paragraph-properties fo:margin-top="0.353cm" fo:margin-bottom="0cm" loext:contextual-spacing="false" fo:keep-together="always" fo:keep-with-next="always"/>
      <style:text-properties fo:color="#232323" style:font-name="Arial" fo:font-family="Arial" style:font-family-generic="roman" style:font-pitch="variable" fo:font-size="16pt" style:font-name-asian="Arial1" style:font-family-asian="Arial" style:font-family-generic-asian="system" style:font-pitch-asian="variable" style:font-size-asian="16pt" style:font-name-complex="Arial1" style:font-family-complex="Arial" style:font-family-generic-complex="system" style:font-pitch-complex="variable" style:font-size-complex="16pt"/>
    </style:style>
    <style:style style:name="Heading_20_5" style:display-name="Heading 5" style:family="paragraph" style:parent-style-name="Standard" style:default-outline-level="" style:class="text">
      <style:paragraph-properties fo:margin-top="0.353cm" fo:margin-bottom="0cm" loext:contextual-spacing="false" fo:keep-together="always" fo:keep-with-next="always"/>
      <style:text-properties fo:color="#444444" style:font-name="Arial" fo:font-family="Arial" style:font-family-generic="roman" style:font-pitch="variable" fo:font-size="14pt" fo:font-weight="bold" style:font-name-asian="Arial1" style:font-family-asian="Arial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6" style:display-name="Heading 6" style:family="paragraph" style:parent-style-name="Standard" style:default-outline-level="" style:class="text">
      <style:paragraph-properties fo:margin-top="0.353cm" fo:margin-bottom="0cm" loext:contextual-spacing="false" fo:keep-together="always" fo:keep-with-next="always"/>
      <style:text-properties fo:color="#232323" style:font-name="Arial" fo:font-family="Arial" style:font-family-generic="roman" style:font-pitch="variable" fo:font-size="14pt" fo:font-style="italic" style:font-name-asian="Arial1" style:font-family-asian="Arial" style:font-family-generic-asian="system" style:font-pitch-asian="variable" style:font-size-asian="14pt" style:font-style-asian="italic" style:font-name-complex="Arial1" style:font-family-complex="Arial" style:font-family-generic-complex="system" style:font-pitch-complex="variable" style:font-size-complex="14pt" style:font-style-complex="italic"/>
    </style:style>
    <style:style style:name="Heading_20_7" style:display-name="Heading 7" style:family="paragraph" style:parent-style-name="Standard" style:default-outline-level="" style:class="text">
      <style:paragraph-properties fo:margin-top="0.353cm" fo:margin-bottom="0cm" loext:contextual-spacing="false" fo:keep-together="always" fo:keep-with-next="always"/>
      <style:text-properties fo:color="#606060" style:font-name="Arial" fo:font-family="Arial" style:font-family-generic="roman" style:font-pitch="variable" fo:font-weight="bold" style:font-name-asian="Arial1" style:font-family-asian="Arial" style:font-family-generic-asian="system" style:font-pitch-asian="variable" style:font-weight-asian="bold" style:font-name-complex="Arial1" style:font-family-complex="Arial" style:font-family-generic-complex="system" style:font-pitch-complex="variable" style:font-weight-complex="bold"/>
    </style:style>
    <style:style style:name="Heading_20_8" style:display-name="Heading 8" style:family="paragraph" style:parent-style-name="Standard" style:default-outline-level="" style:class="text">
      <style:paragraph-properties fo:margin-top="0.353cm" fo:margin-bottom="0cm" loext:contextual-spacing="false" fo:keep-together="always" fo:keep-with-next="always"/>
      <style:text-properties fo:color="#444444" style:font-name="Arial" fo:font-family="Arial" style:font-family-generic="roman" style:font-pitch="variable" style:font-name-asian="Arial1" style:font-family-asian="Arial" style:font-family-generic-asian="system" style:font-pitch-asian="variable" style:font-name-complex="Arial1" style:font-family-complex="Arial" style:font-family-generic-complex="system" style:font-pitch-complex="variable"/>
    </style:style>
    <style:style style:name="Heading_20_9" style:display-name="Heading 9" style:family="paragraph" style:parent-style-name="Standard" style:default-outline-level="" style:class="text">
      <style:paragraph-properties fo:margin-top="0.353cm" fo:margin-bottom="0cm" loext:contextual-spacing="false" fo:keep-together="always" fo:keep-with-next="always"/>
      <style:text-properties fo:color="#444444" style:font-name="Arial" fo:font-family="Arial" style:font-family-generic="roman" style:font-pitch="variable" fo:font-size="11.5pt" fo:font-style="italic" style:font-name-asian="Arial1" style:font-family-asian="Arial" style:font-family-generic-asian="system" style:font-pitch-asian="variable" style:font-size-asian="11.5pt" style:font-style-asian="italic" style:font-name-complex="Arial1" style:font-family-complex="Arial" style:font-family-generic-complex="system" style:font-pitch-complex="variable" style:font-size-complex="11.5pt" style:font-style-complex="italic"/>
    </style:style>
    <style:style style:name="No_20_Spacing" style:display-name="No Spacing" style:family="paragraph" style:parent-style-name="Standard" style:default-outline-level="">
      <style:paragraph-properties fo:margin-top="0cm" fo:margin-bottom="0cm" loext:contextual-spacing="false"/>
      <style:text-properties fo:color="#000000"/>
    </style:style>
    <style:style style:name="Title" style:family="paragraph" style:parent-style-name="Standard" style:default-outline-level="" style:class="chapter">
      <style:paragraph-properties fo:margin-top="0.529cm" fo:margin-bottom="0.141cm" loext:contextual-spacing="false" fo:padding="0cm" fo:border-left="none" fo:border-right="none" fo:border-top="none" fo:border-bottom="3pt solid #000000"/>
      <style:text-properties fo:color="#000000" fo:font-size="36pt" fo:font-weight="bold" style:font-size-asian="36pt" style:font-weight-asian="bold"/>
    </style:style>
    <style:style style:name="Subtitle" style:family="paragraph" style:parent-style-name="Standard" style:default-outline-level="" style:class="chapter">
      <style:text-properties fo:color="#444444" fo:font-size="26pt" fo:font-style="italic" style:font-size-asian="26pt" style:font-style-asian="italic"/>
    </style:style>
    <style:style style:name="Quote" style:family="paragraph" style:parent-style-name="Standard" style:default-outline-level="">
      <style:paragraph-properties fo:margin-left="6.001cm" fo:margin-right="0cm" fo:text-indent="0cm" style:auto-text-indent="false" fo:padding-left="0.388cm" fo:padding-right="0cm" fo:padding-top="0cm" fo:padding-bottom="0.106cm" fo:border-left="1.5pt solid #a6a6a6" fo:border-right="none" fo:border-top="none" fo:border-bottom="1.5pt solid #a6a6a6"/>
      <style:text-properties fo:color="#373737" fo:font-size="9pt" fo:font-style="italic" style:font-size-asian="9pt" style:font-style-asian="italic"/>
    </style:style>
    <style:style style:name="Intense_20_Quote" style:display-name="Intense Quote" style:family="paragraph" style:parent-style-name="Standard" style:default-outline-level="">
      <loext:graphic-properties draw:fill="solid" draw:fill-color="#d9d9d9"/>
      <style:paragraph-properties fo:margin-left="1cm" fo:margin-right="1cm" fo:text-indent="0cm" style:auto-text-indent="false" fo:background-color="#d9d9d9" fo:padding-left="0.388cm" fo:padding-right="0.388cm" fo:padding-top="0.106cm" fo:padding-bottom="0.106cm" fo:border="0.51pt solid #808080"/>
      <style:text-properties fo:color="#606060" fo:font-size="9.5pt" fo:font-style="italic" style:font-size-asian="9.5pt" style:font-style-asian="italic"/>
    </style:style>
    <style:style style:name="Footnote" style:family="paragraph" style:parent-style-name="Standard" style:default-outline-level="" style:class="extra">
      <style:paragraph-properties fo:margin-top="0cm" fo:margin-bottom="0cm" loext:contextual-spacing="false"/>
      <style:text-properties fo:font-size="10pt" style:font-size-asian="10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loext:contextual-spacing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" fo:font-family="Courier" style:font-family-generic="roman" style:font-pitch="variable" fo:font-size="10pt" style:font-size-asian="10pt" style:language-asian="en" style:country-asian="US" style:font-name-complex="Courier1" style:font-family-complex="Courier" style:font-family-generic-complex="system" style:font-pitch-complex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annotation_20_text" style:display-name="annotation text" style:family="paragraph" style:parent-style-name="Standard" style:default-outline-level=""/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/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Endnote" style:family="paragraph" style:parent-style-name="Standard" style:default-outline-level="" style:class="extra">
      <style:paragraph-properties fo:margin-top="0cm" fo:margin-bottom="0cm" loext:contextual-spacing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Footnote_20_Text_20_Char" style:display-name="Footnote Text Char" style:family="text" style:parent-style-name="Default_20_Paragraph_20_Font">
      <style:text-properties fo:font-size="10pt" style:font-size-asian="10pt"/>
    </style:style>
    <style:style style:name="Footnote_20_Symbol" style:display-name="Footnote Symbol" style:family="text" style:parent-style-name="Default_20_Paragraph_20_Fon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HTML_20_Preformatted_20_Char" style:display-name="HTML Preformatted Char" style:family="text" style:parent-style-name="Default_20_Paragraph_20_Font">
      <style:text-properties style:font-name="Courier" fo:font-family="Courier" style:font-family-generic="roman" style:font-pitch="variable" fo:font-size="10pt" style:font-size-asian="10pt" style:language-asian="en" style:country-asian="US" style:font-name-complex="Courier1" style:font-family-complex="Courier" style:font-family-generic-complex="system" style:font-pitch-complex="variable" style:font-size-complex="10pt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/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Endnote_20_Text_20_Char" style:display-name="Endnote Text Char" style:family="text" style:parent-style-name="Default_20_Paragraph_20_Font"/>
    <style:style style:name="Endnote_20_Symbol" style:display-name="Endnote Symbol" style:family="text" style:parent-style-name="Default_20_Paragraph_20_Font">
      <style:text-properties style:text-position="super 58%"/>
    </style:style>
    <style:style style:name="Endnote_20_anchor" style:display-name="End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764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23cm" fo:margin-left="2.399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05cm" fo:margin-left="3.669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23cm" fo:margin-left="4.939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23cm" fo:margin-left="6.209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05cm" fo:margin-left="7.479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23cm" fo:margin-left="8.74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23cm" fo:margin-left="10.019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05cm" fo:margin-left="11.28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4.2$Linux_X86_64 LibreOffice_project/00m0$Build-2</meta:generator>
    <dc:date>2018-06-17T03:02:58.912699459</dc:date>
    <meta:editing-duration>PT8H26M20S</meta:editing-duration>
    <meta:editing-cycles>2</meta:editing-cycles>
    <meta:document-statistic meta:table-count="0" meta:image-count="0" meta:object-count="0" meta:page-count="12" meta:paragraph-count="325" meta:word-count="1625" meta:character-count="11077" meta:non-whitespace-character-count="7351"/>
    <meta:user-defined meta:name="AppVersion">4.3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